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b99cd" officeooo:paragraph-rsid="004b99cd"/>
    </style:style>
    <style:style style:name="P2" style:family="paragraph" style:parent-style-name="Title">
      <style:text-properties officeooo:paragraph-rsid="0047b5c7"/>
    </style:style>
    <style:style style:name="P3" style:family="paragraph" style:parent-style-name="Heading_20_1">
      <style:text-properties officeooo:rsid="000f405a" officeooo:paragraph-rsid="01177879"/>
    </style:style>
    <style:style style:name="P4" style:family="paragraph" style:parent-style-name="Heading_20_1">
      <style:text-properties officeooo:paragraph-rsid="00eaf3c2"/>
    </style:style>
    <style:style style:name="P5" style:family="paragraph" style:parent-style-name="Heading_20_1">
      <style:text-properties officeooo:rsid="00516cdc" officeooo:paragraph-rsid="013bc58f"/>
    </style:style>
    <style:style style:name="P6" style:family="paragraph" style:parent-style-name="Heading_20_1">
      <style:text-properties officeooo:rsid="00516cdc" officeooo:paragraph-rsid="011884e8"/>
    </style:style>
    <style:style style:name="P7" style:family="paragraph" style:parent-style-name="Heading_20_1">
      <style:text-properties officeooo:rsid="00516cdc" officeooo:paragraph-rsid="00eaf3c2"/>
    </style:style>
    <style:style style:name="P8" style:family="paragraph" style:parent-style-name="Subtitle">
      <style:text-properties officeooo:paragraph-rsid="0049e6c5"/>
    </style:style>
    <style:style style:name="P9" style:family="paragraph" style:parent-style-name="Text_20_body" style:list-style-name="L1">
      <style:text-properties officeooo:rsid="0011ac2c" officeooo:paragraph-rsid="001cba87"/>
    </style:style>
    <style:style style:name="P10" style:family="paragraph" style:parent-style-name="Text_20_body" style:list-style-name="L1">
      <style:text-properties officeooo:rsid="0011ac2c" officeooo:paragraph-rsid="0011ac2c"/>
    </style:style>
    <style:style style:name="P11" style:family="paragraph" style:parent-style-name="Text_20_body" style:list-style-name="L2">
      <style:text-properties officeooo:rsid="00165957" officeooo:paragraph-rsid="001f3aa3"/>
    </style:style>
    <style:style style:name="P12" style:family="paragraph" style:parent-style-name="Text_20_body" style:list-style-name="L2">
      <style:text-properties officeooo:rsid="00165957" officeooo:paragraph-rsid="01917bed"/>
    </style:style>
    <style:style style:name="P13" style:family="paragraph" style:parent-style-name="Text_20_body" style:list-style-name="L2">
      <style:text-properties officeooo:rsid="00dddd82" officeooo:paragraph-rsid="01670a0d"/>
    </style:style>
    <style:style style:name="P14" style:family="paragraph" style:parent-style-name="Text_20_body" style:list-style-name="L2">
      <style:text-properties officeooo:rsid="000f405a" officeooo:paragraph-rsid="00145e13"/>
    </style:style>
    <style:style style:name="P15" style:family="paragraph" style:parent-style-name="Text_20_body" style:list-style-name="L2">
      <style:text-properties officeooo:rsid="000f405a" officeooo:paragraph-rsid="016afb13"/>
    </style:style>
    <style:style style:name="P16" style:family="paragraph" style:parent-style-name="Text_20_body" style:list-style-name="L2">
      <style:text-properties officeooo:rsid="000f405a" officeooo:paragraph-rsid="01917bed"/>
    </style:style>
    <style:style style:name="P17" style:family="paragraph" style:parent-style-name="Text_20_body" style:list-style-name="L2">
      <style:text-properties officeooo:rsid="00dfb089" officeooo:paragraph-rsid="00e58833"/>
    </style:style>
    <style:style style:name="P18" style:family="paragraph" style:parent-style-name="Text_20_body" style:list-style-name="L2">
      <style:text-properties officeooo:rsid="0168a4c6" officeooo:paragraph-rsid="016afb13"/>
    </style:style>
    <style:style style:name="P19" style:family="paragraph" style:parent-style-name="Text_20_body" style:list-style-name="L2">
      <style:text-properties officeooo:rsid="0101022e" officeooo:paragraph-rsid="0101022e"/>
    </style:style>
    <style:style style:name="P20" style:family="paragraph" style:parent-style-name="Text_20_body" style:list-style-name="L2">
      <style:text-properties officeooo:rsid="000fc457" officeooo:paragraph-rsid="0112b6cc"/>
    </style:style>
    <style:style style:name="P21" style:family="paragraph" style:parent-style-name="Text_20_body" style:list-style-name="L2">
      <style:text-properties officeooo:rsid="000fc457" officeooo:paragraph-rsid="018d3611"/>
    </style:style>
    <style:style style:name="P22" style:family="paragraph" style:parent-style-name="Text_20_body" style:list-style-name="L3">
      <style:text-properties officeooo:rsid="000fc457" officeooo:paragraph-rsid="0102425b"/>
    </style:style>
    <style:style style:name="P23" style:family="paragraph" style:parent-style-name="Text_20_body" style:list-style-name="L2">
      <style:text-properties officeooo:rsid="01195e1b" officeooo:paragraph-rsid="018cd490"/>
    </style:style>
    <style:style style:name="P24" style:family="paragraph" style:parent-style-name="Text_20_body" style:list-style-name="L2">
      <style:text-properties officeooo:rsid="01195e1b" officeooo:paragraph-rsid="01195e1b"/>
    </style:style>
    <style:style style:name="P25" style:family="paragraph" style:parent-style-name="Text_20_body" style:list-style-name="L2">
      <style:text-properties officeooo:rsid="01195e1b" officeooo:paragraph-rsid="018d3611"/>
    </style:style>
    <style:style style:name="P26" style:family="paragraph" style:parent-style-name="Text_20_body" style:list-style-name="L2">
      <style:text-properties officeooo:rsid="01140c53" officeooo:paragraph-rsid="01140c53"/>
    </style:style>
    <style:style style:name="P27" style:family="paragraph" style:parent-style-name="Text_20_body" style:list-style-name="L3">
      <style:text-properties officeooo:paragraph-rsid="001f3aa3"/>
    </style:style>
    <style:style style:name="P28" style:family="paragraph" style:parent-style-name="Text_20_body" style:list-style-name="L3">
      <style:text-properties officeooo:paragraph-rsid="0093a816"/>
    </style:style>
    <style:style style:name="P29" style:family="paragraph" style:parent-style-name="Text_20_body" style:list-style-name="L3">
      <style:text-properties officeooo:paragraph-rsid="00b5a935"/>
    </style:style>
    <style:style style:name="P30" style:family="paragraph" style:parent-style-name="Text_20_body" style:list-style-name="L3">
      <style:text-properties officeooo:paragraph-rsid="0194b2b2"/>
    </style:style>
    <style:style style:name="P31" style:family="paragraph" style:parent-style-name="Text_20_body" style:list-style-name="L3">
      <style:text-properties officeooo:paragraph-rsid="01975535"/>
    </style:style>
    <style:style style:name="P32" style:family="paragraph" style:parent-style-name="Text_20_body" style:list-style-name="L3">
      <style:text-properties officeooo:paragraph-rsid="019c2304"/>
    </style:style>
    <style:style style:name="P33" style:family="paragraph" style:parent-style-name="Text_20_body" style:list-style-name="L3">
      <style:text-properties officeooo:rsid="0019c834" officeooo:paragraph-rsid="0019c834"/>
    </style:style>
    <style:style style:name="P34" style:family="paragraph" style:parent-style-name="Text_20_body" style:list-style-name="L3">
      <style:text-properties officeooo:rsid="0019c834" officeooo:paragraph-rsid="0107224e"/>
    </style:style>
    <style:style style:name="P35" style:family="paragraph" style:parent-style-name="Text_20_body" style:list-style-name="L3">
      <style:text-properties officeooo:rsid="0019c834" officeooo:paragraph-rsid="0177d228"/>
    </style:style>
    <style:style style:name="P36" style:family="paragraph" style:parent-style-name="Text_20_body" style:list-style-name="L3">
      <style:text-properties officeooo:rsid="0019c834" officeooo:paragraph-rsid="013f1d03"/>
    </style:style>
    <style:style style:name="P37" style:family="paragraph" style:parent-style-name="Text_20_body" style:list-style-name="L3">
      <style:text-properties officeooo:rsid="0019c834" officeooo:paragraph-rsid="0093a816"/>
    </style:style>
    <style:style style:name="P38" style:family="paragraph" style:parent-style-name="Text_20_body" style:list-style-name="L3">
      <style:text-properties officeooo:rsid="0019c834" officeooo:paragraph-rsid="00fc09f5"/>
    </style:style>
    <style:style style:name="P39" style:family="paragraph" style:parent-style-name="Text_20_body" style:list-style-name="L3">
      <style:text-properties officeooo:rsid="0019c834" officeooo:paragraph-rsid="013c8df2"/>
    </style:style>
    <style:style style:name="P40" style:family="paragraph" style:parent-style-name="Text_20_body" style:list-style-name="L3">
      <style:text-properties officeooo:rsid="0019c834" officeooo:paragraph-rsid="00fcf66f"/>
    </style:style>
    <style:style style:name="P41" style:family="paragraph" style:parent-style-name="Text_20_body" style:list-style-name="L3">
      <style:text-properties officeooo:rsid="0019c834" officeooo:paragraph-rsid="017b9a05"/>
    </style:style>
    <style:style style:name="P42" style:family="paragraph" style:parent-style-name="Text_20_body" style:list-style-name="L3">
      <style:text-properties officeooo:rsid="0019c834" officeooo:paragraph-rsid="00f99bdb"/>
    </style:style>
    <style:style style:name="P43" style:family="paragraph" style:parent-style-name="Text_20_body" style:list-style-name="L3">
      <style:text-properties officeooo:rsid="0019c834" officeooo:paragraph-rsid="00f96045"/>
    </style:style>
    <style:style style:name="P44" style:family="paragraph" style:parent-style-name="Text_20_body" style:list-style-name="L3">
      <style:text-properties officeooo:rsid="0019c834" officeooo:paragraph-rsid="00f8bf9e"/>
    </style:style>
    <style:style style:name="P45" style:family="paragraph" style:parent-style-name="Text_20_body" style:list-style-name="L3">
      <style:text-properties officeooo:rsid="0019c834" officeooo:paragraph-rsid="00f17898"/>
    </style:style>
    <style:style style:name="P46" style:family="paragraph" style:parent-style-name="Text_20_body" style:list-style-name="L3">
      <style:text-properties officeooo:rsid="0019c834" officeooo:paragraph-rsid="019321e2"/>
    </style:style>
    <style:style style:name="P47" style:family="paragraph" style:parent-style-name="Text_20_body" style:list-style-name="L3">
      <style:text-properties officeooo:rsid="0019c834" officeooo:paragraph-rsid="0194b2b2"/>
    </style:style>
    <style:style style:name="P48" style:family="paragraph" style:parent-style-name="Text_20_body" style:list-style-name="L3">
      <style:text-properties officeooo:rsid="0019c834" officeooo:paragraph-rsid="01987f7f"/>
    </style:style>
    <style:style style:name="P49" style:family="paragraph" style:parent-style-name="Text_20_body" style:list-style-name="L3">
      <style:text-properties officeooo:rsid="0019c834" officeooo:paragraph-rsid="019c817d"/>
    </style:style>
    <style:style style:name="P50" style:family="paragraph" style:parent-style-name="Text_20_body" style:list-style-name="L3">
      <style:text-properties officeooo:rsid="001cba87" officeooo:paragraph-rsid="0177d228"/>
    </style:style>
    <style:style style:name="P51" style:family="paragraph" style:parent-style-name="Text_20_body" style:list-style-name="L3">
      <style:text-properties officeooo:rsid="001cba87" officeooo:paragraph-rsid="0069d114"/>
    </style:style>
    <style:style style:name="P52" style:family="paragraph" style:parent-style-name="Text_20_body" style:list-style-name="L3">
      <style:text-properties officeooo:rsid="001cba87" officeooo:paragraph-rsid="012cb7f2"/>
    </style:style>
    <style:style style:name="P53" style:family="paragraph" style:parent-style-name="Text_20_body" style:list-style-name="L3">
      <style:text-properties officeooo:rsid="001cba87" officeooo:paragraph-rsid="0186d20d"/>
    </style:style>
    <style:style style:name="P54" style:family="paragraph" style:parent-style-name="Text_20_body" style:list-style-name="L3">
      <style:text-properties officeooo:rsid="001cba87" officeooo:paragraph-rsid="006cab23"/>
    </style:style>
    <style:style style:name="P55" style:family="paragraph" style:parent-style-name="Text_20_body" style:list-style-name="L3">
      <style:text-properties officeooo:rsid="001cba87" officeooo:paragraph-rsid="0132e2ba"/>
    </style:style>
    <style:style style:name="P56" style:family="paragraph" style:parent-style-name="Text_20_body" style:list-style-name="L3">
      <style:text-properties officeooo:rsid="001cba87" officeooo:paragraph-rsid="01389ae8"/>
    </style:style>
    <style:style style:name="P57" style:family="paragraph" style:parent-style-name="Text_20_body" style:list-style-name="L3">
      <style:text-properties officeooo:rsid="001cba87" officeooo:paragraph-rsid="013a8cfb"/>
    </style:style>
    <style:style style:name="P58" style:family="paragraph" style:parent-style-name="Text_20_body" style:list-style-name="L3">
      <style:text-properties officeooo:rsid="001cba87" officeooo:paragraph-rsid="013c8df2"/>
    </style:style>
    <style:style style:name="P59" style:family="paragraph" style:parent-style-name="Text_20_body" style:list-style-name="L3">
      <style:text-properties officeooo:rsid="001cba87" officeooo:paragraph-rsid="014164d6"/>
    </style:style>
    <style:style style:name="P60" style:family="paragraph" style:parent-style-name="Text_20_body" style:list-style-name="L3">
      <style:text-properties officeooo:rsid="001cba87" officeooo:paragraph-rsid="00fcf66f"/>
    </style:style>
    <style:style style:name="P61" style:family="paragraph" style:parent-style-name="Text_20_body" style:list-style-name="L3">
      <style:text-properties officeooo:rsid="001cba87" officeooo:paragraph-rsid="0142935f"/>
    </style:style>
    <style:style style:name="P62" style:family="paragraph" style:parent-style-name="Text_20_body" style:list-style-name="L3">
      <style:text-properties officeooo:rsid="001cba87" officeooo:paragraph-rsid="01442a34"/>
    </style:style>
    <style:style style:name="P63" style:family="paragraph" style:parent-style-name="Text_20_body" style:list-style-name="L3">
      <style:text-properties officeooo:rsid="001cba87" officeooo:paragraph-rsid="017b9a05"/>
    </style:style>
    <style:style style:name="P64" style:family="paragraph" style:parent-style-name="Text_20_body" style:list-style-name="L3">
      <style:text-properties officeooo:rsid="001cba87" officeooo:paragraph-rsid="0093a816"/>
    </style:style>
    <style:style style:name="P65" style:family="paragraph" style:parent-style-name="Text_20_body" style:list-style-name="L3">
      <style:text-properties officeooo:rsid="001cba87" officeooo:paragraph-rsid="00f96045"/>
    </style:style>
    <style:style style:name="P66" style:family="paragraph" style:parent-style-name="Text_20_body" style:list-style-name="L3">
      <style:text-properties officeooo:rsid="001cba87" officeooo:paragraph-rsid="015d850b"/>
    </style:style>
    <style:style style:name="P67" style:family="paragraph" style:parent-style-name="Text_20_body" style:list-style-name="L3">
      <style:text-properties officeooo:rsid="001cba87" officeooo:paragraph-rsid="015d8e94"/>
    </style:style>
    <style:style style:name="P68" style:family="paragraph" style:parent-style-name="Text_20_body" style:list-style-name="L3">
      <style:text-properties officeooo:rsid="001cba87" officeooo:paragraph-rsid="00f8bf9e"/>
    </style:style>
    <style:style style:name="P69" style:family="paragraph" style:parent-style-name="Text_20_body" style:list-style-name="L3">
      <style:text-properties officeooo:rsid="001cba87" officeooo:paragraph-rsid="00efb20f"/>
    </style:style>
    <style:style style:name="P70" style:family="paragraph" style:parent-style-name="Text_20_body" style:list-style-name="L3">
      <style:text-properties officeooo:rsid="001cba87" officeooo:paragraph-rsid="00f4b62f"/>
    </style:style>
    <style:style style:name="P71" style:family="paragraph" style:parent-style-name="Text_20_body" style:list-style-name="L3">
      <style:text-properties officeooo:rsid="001cba87" officeooo:paragraph-rsid="019321e2"/>
    </style:style>
    <style:style style:name="P72" style:family="paragraph" style:parent-style-name="Text_20_body" style:list-style-name="L3">
      <style:text-properties officeooo:rsid="001cba87" officeooo:paragraph-rsid="019405d1"/>
    </style:style>
    <style:style style:name="P73" style:family="paragraph" style:parent-style-name="Text_20_body" style:list-style-name="L3">
      <style:text-properties officeooo:rsid="001cba87" officeooo:paragraph-rsid="0194b2b2"/>
    </style:style>
    <style:style style:name="P74" style:family="paragraph" style:parent-style-name="Text_20_body" style:list-style-name="L3">
      <style:text-properties officeooo:rsid="001cba87" officeooo:paragraph-rsid="019ab0e2"/>
    </style:style>
    <style:style style:name="P75" style:family="paragraph" style:parent-style-name="Text_20_body" style:list-style-name="L3">
      <style:text-properties officeooo:rsid="001cba87" officeooo:paragraph-rsid="019c2304"/>
    </style:style>
    <style:style style:name="P76" style:family="paragraph" style:parent-style-name="Text_20_body" style:list-style-name="L3">
      <style:text-properties officeooo:rsid="001cba87" officeooo:paragraph-rsid="019f8174"/>
    </style:style>
    <style:style style:name="P77" style:family="paragraph" style:parent-style-name="Text_20_body" style:list-style-name="L3">
      <style:text-properties officeooo:rsid="001cba87" officeooo:paragraph-rsid="01a39b22"/>
    </style:style>
    <style:style style:name="P78" style:family="paragraph" style:parent-style-name="Text_20_body" style:list-style-name="L3">
      <style:text-properties style:use-window-font-color="true" loext:opacity="0%" fo:font-style="normal" officeooo:rsid="00f8bf9e" officeooo:paragraph-rsid="00ffd269" style:font-style-asian="normal" style:font-style-complex="normal"/>
    </style:style>
    <style:style style:name="P79" style:family="paragraph" style:parent-style-name="Text_20_body" style:list-style-name="L3">
      <style:text-properties style:use-window-font-color="true" loext:opacity="0%" fo:font-style="normal" officeooo:rsid="00f8bf9e" officeooo:paragraph-rsid="013f1d03" style:font-style-asian="normal" style:font-style-complex="normal"/>
    </style:style>
    <style:style style:name="P80" style:family="paragraph" style:parent-style-name="Text_20_body" style:list-style-name="L3">
      <style:text-properties style:use-window-font-color="true" loext:opacity="0%" fo:font-style="normal" officeooo:rsid="00f8bf9e" officeooo:paragraph-rsid="00fc09f5" style:font-style-asian="normal" style:font-style-complex="normal"/>
    </style:style>
    <style:style style:name="P81" style:family="paragraph" style:parent-style-name="Text_20_body" style:list-style-name="L3">
      <style:text-properties style:use-window-font-color="true" loext:opacity="0%" fo:font-style="normal" officeooo:rsid="00f8bf9e" officeooo:paragraph-rsid="013c8df2" style:font-style-asian="normal" style:font-style-complex="normal"/>
    </style:style>
    <style:style style:name="P82" style:family="paragraph" style:parent-style-name="Text_20_body" style:list-style-name="L3">
      <style:text-properties style:use-window-font-color="true" loext:opacity="0%" fo:font-style="normal" officeooo:rsid="00f8bf9e" officeooo:paragraph-rsid="00fcf66f" style:font-style-asian="normal" style:font-style-complex="normal"/>
    </style:style>
    <style:style style:name="P83" style:family="paragraph" style:parent-style-name="Text_20_body" style:list-style-name="L3">
      <style:text-properties style:use-window-font-color="true" loext:opacity="0%" fo:font-style="normal" officeooo:rsid="00f8bf9e" officeooo:paragraph-rsid="00f99bdb" style:font-style-asian="normal" style:font-style-complex="normal"/>
    </style:style>
    <style:style style:name="P84" style:family="paragraph" style:parent-style-name="Text_20_body" style:list-style-name="L3">
      <style:text-properties style:use-window-font-color="true" loext:opacity="0%" fo:font-style="normal" officeooo:rsid="00f8bf9e" officeooo:paragraph-rsid="00f96045" style:font-style-asian="normal" style:font-style-complex="normal"/>
    </style:style>
    <style:style style:name="P85" style:family="paragraph" style:parent-style-name="Text_20_body" style:list-style-name="L3">
      <style:text-properties style:use-window-font-color="true" loext:opacity="0%" fo:font-style="normal" officeooo:rsid="00f8bf9e" officeooo:paragraph-rsid="00f8bf9e" style:font-style-asian="normal" style:font-style-complex="normal"/>
    </style:style>
    <style:style style:name="P86" style:family="paragraph" style:parent-style-name="Text_20_body" style:list-style-name="L3">
      <style:text-properties style:use-window-font-color="true" loext:opacity="0%" fo:font-style="normal" officeooo:rsid="0105b7ac" officeooo:paragraph-rsid="0107224e" style:font-style-asian="normal" style:font-style-complex="normal"/>
    </style:style>
    <style:style style:name="P87" style:family="paragraph" style:parent-style-name="Text_20_body" style:list-style-name="L3">
      <style:text-properties style:use-window-font-color="true" loext:opacity="0%" fo:font-style="normal" officeooo:rsid="0105b7ac" officeooo:paragraph-rsid="01110ba7" style:font-style-asian="normal" style:font-style-complex="normal"/>
    </style:style>
    <style:style style:name="P88" style:family="paragraph" style:parent-style-name="Text_20_body" style:list-style-name="L3">
      <style:text-properties style:use-window-font-color="true" loext:opacity="0%" fo:font-style="normal" officeooo:rsid="0105b7ac" officeooo:paragraph-rsid="011fbd00" style:font-style-asian="normal" style:font-style-complex="normal"/>
    </style:style>
    <style:style style:name="P89" style:family="paragraph" style:parent-style-name="Text_20_body" style:list-style-name="L3">
      <style:text-properties style:use-window-font-color="true" loext:opacity="0%" fo:font-style="normal" officeooo:rsid="0090b012" officeooo:paragraph-rsid="0090b012" style:font-style-asian="normal" style:font-style-complex="normal"/>
    </style:style>
    <style:style style:name="P90" style:family="paragraph" style:parent-style-name="Text_20_body" style:list-style-name="L3">
      <style:text-properties style:use-window-font-color="true" loext:opacity="0%" fo:font-style="normal" officeooo:rsid="012640e3" officeooo:paragraph-rsid="012640e3" style:font-style-asian="normal" style:font-style-complex="normal"/>
    </style:style>
    <style:style style:name="P91" style:family="paragraph" style:parent-style-name="Text_20_body" style:list-style-name="L3">
      <style:text-properties style:use-window-font-color="true" loext:opacity="0%" fo:font-style="normal" officeooo:rsid="00d3c1b9" officeooo:paragraph-rsid="012cb7f2" style:font-style-asian="normal" style:font-style-complex="normal"/>
    </style:style>
    <style:style style:name="P92" style:family="paragraph" style:parent-style-name="Text_20_body" style:list-style-name="L3">
      <style:text-properties style:use-window-font-color="true" loext:opacity="0%" fo:font-style="normal" officeooo:rsid="0186d20d" officeooo:paragraph-rsid="0186d20d" style:font-style-asian="normal" style:font-style-complex="normal"/>
    </style:style>
    <style:style style:name="P93" style:family="paragraph" style:parent-style-name="Text_20_body" style:list-style-name="L3">
      <style:text-properties style:use-window-font-color="true" loext:opacity="0%" fo:font-style="normal" officeooo:rsid="014c0cfc" officeooo:paragraph-rsid="00d4cf4d" style:font-style-asian="normal" style:font-style-complex="normal"/>
    </style:style>
    <style:style style:name="P94" style:family="paragraph" style:parent-style-name="Text_20_body" style:list-style-name="L3">
      <style:text-properties style:use-window-font-color="true" loext:opacity="0%" fo:font-style="normal" officeooo:rsid="01483bd3" officeooo:paragraph-rsid="01483bd3" style:font-style-asian="normal" style:font-style-complex="normal"/>
    </style:style>
    <style:style style:name="P95" style:family="paragraph" style:parent-style-name="Text_20_body" style:list-style-name="L3">
      <style:text-properties style:use-window-font-color="true" loext:opacity="0%" fo:font-style="normal" officeooo:rsid="01491005" officeooo:paragraph-rsid="01491005" style:font-style-asian="normal" style:font-style-complex="normal"/>
    </style:style>
    <style:style style:name="P96" style:family="paragraph" style:parent-style-name="Text_20_body" style:list-style-name="L3">
      <style:text-properties style:use-window-font-color="true" loext:opacity="0%" fo:font-style="normal" officeooo:rsid="00da2eee" officeooo:paragraph-rsid="00da2eee" style:font-style-asian="normal" style:font-style-complex="normal"/>
    </style:style>
    <style:style style:name="P97" style:family="paragraph" style:parent-style-name="Text_20_body" style:list-style-name="L3">
      <style:text-properties style:use-window-font-color="true" loext:opacity="0%" fo:font-style="normal" officeooo:rsid="014dba03" officeooo:paragraph-rsid="014dba03" style:font-style-asian="normal" style:font-style-complex="normal"/>
    </style:style>
    <style:style style:name="P98" style:family="paragraph" style:parent-style-name="Text_20_body" style:list-style-name="L3">
      <style:text-properties style:use-window-font-color="true" loext:opacity="0%" fo:font-style="normal" officeooo:rsid="00c44cc9" officeooo:paragraph-rsid="01596469" style:font-style-asian="normal" style:font-style-complex="normal"/>
    </style:style>
    <style:style style:name="P99" style:family="paragraph" style:parent-style-name="Text_20_body" style:list-style-name="L3">
      <style:text-properties style:use-window-font-color="true" loext:opacity="0%" fo:font-style="normal" officeooo:rsid="00caa6ad" officeooo:paragraph-rsid="00caa6ad" style:font-style-asian="normal" style:font-style-complex="normal"/>
    </style:style>
    <style:style style:name="P100" style:family="paragraph" style:parent-style-name="Text_20_body" style:list-style-name="L3">
      <style:text-properties style:use-window-font-color="true" loext:opacity="0%" fo:font-style="normal" officeooo:rsid="00bc5c9e" officeooo:paragraph-rsid="00bf10c8" style:font-style-asian="normal" style:font-style-complex="normal"/>
    </style:style>
    <style:style style:name="P101" style:family="paragraph" style:parent-style-name="Text_20_body" style:list-style-name="L3">
      <style:text-properties style:use-window-font-color="true" loext:opacity="0%" fo:font-style="normal" officeooo:rsid="00c0fb41" officeooo:paragraph-rsid="00c0fb41" style:font-style-asian="normal" style:font-style-complex="normal"/>
    </style:style>
    <style:style style:name="P102" style:family="paragraph" style:parent-style-name="Text_20_body" style:list-style-name="L3">
      <style:text-properties style:use-window-font-color="true" loext:opacity="0%" fo:font-style="normal" officeooo:rsid="00c2b655" officeooo:paragraph-rsid="00c2b655" style:font-style-asian="normal" style:font-style-complex="normal"/>
    </style:style>
    <style:style style:name="P103" style:family="paragraph" style:parent-style-name="Text_20_body" style:list-style-name="L3">
      <style:text-properties style:use-window-font-color="true" loext:opacity="0%" fo:font-style="normal" officeooo:rsid="015d850b" officeooo:paragraph-rsid="015d850b" style:font-style-asian="normal" style:font-style-complex="normal"/>
    </style:style>
    <style:style style:name="P104" style:family="paragraph" style:parent-style-name="Text_20_body" style:list-style-name="L3">
      <style:text-properties style:use-window-font-color="true" loext:opacity="0%" fo:font-style="normal" officeooo:rsid="0093a816" officeooo:paragraph-rsid="0093a816" style:font-style-asian="normal" style:font-style-complex="normal"/>
    </style:style>
    <style:style style:name="P105" style:family="paragraph" style:parent-style-name="Text_20_body" style:list-style-name="L3">
      <style:text-properties style:use-window-font-color="true" loext:opacity="0%" fo:font-style="normal" officeooo:rsid="0184d456" officeooo:paragraph-rsid="0182a2aa" style:font-style-asian="normal" style:font-style-complex="normal"/>
    </style:style>
    <style:style style:name="P106" style:family="paragraph" style:parent-style-name="Text_20_body" style:list-style-name="L3">
      <style:text-properties style:use-window-font-color="true" loext:opacity="0%" fo:font-style="normal" officeooo:rsid="00c572da" officeooo:paragraph-rsid="00c572da" style:font-style-asian="normal" style:font-style-complex="normal"/>
    </style:style>
    <style:style style:name="P107" style:family="paragraph" style:parent-style-name="Text_20_body" style:list-style-name="L3">
      <style:text-properties style:use-window-font-color="true" loext:opacity="0%" fo:font-style="normal" officeooo:rsid="017fe4c5" officeooo:paragraph-rsid="017fe4c5" style:font-style-asian="normal" style:font-style-complex="normal"/>
    </style:style>
    <style:style style:name="P108" style:family="paragraph" style:parent-style-name="Text_20_body" style:list-style-name="L3">
      <style:text-properties style:use-window-font-color="true" loext:opacity="0%" fo:font-style="normal" officeooo:rsid="00c5db97" officeooo:paragraph-rsid="015d8e94" style:font-style-asian="normal" style:font-style-complex="normal"/>
    </style:style>
    <style:style style:name="P109" style:family="paragraph" style:parent-style-name="Text_20_body" style:list-style-name="L3">
      <style:text-properties style:use-window-font-color="true" loext:opacity="0%" fo:font-style="normal" officeooo:rsid="00c5db97" officeooo:paragraph-rsid="00c5db97" style:font-style-asian="normal" style:font-style-complex="normal"/>
    </style:style>
    <style:style style:name="P110" style:family="paragraph" style:parent-style-name="Text_20_body" style:list-style-name="L3">
      <style:text-properties style:use-window-font-color="true" loext:opacity="0%" fo:font-style="normal" officeooo:rsid="00b3c505" officeooo:paragraph-rsid="00b3c505" style:font-style-asian="normal" style:font-style-complex="normal"/>
    </style:style>
    <style:style style:name="P111" style:family="paragraph" style:parent-style-name="Text_20_body" style:list-style-name="L3">
      <style:text-properties style:use-window-font-color="true" loext:opacity="0%" fo:font-style="normal" officeooo:rsid="00c798cd" officeooo:paragraph-rsid="00c798cd" style:font-style-asian="normal" style:font-style-complex="normal"/>
    </style:style>
    <style:style style:name="P112" style:family="paragraph" style:parent-style-name="Text_20_body" style:list-style-name="L3">
      <style:text-properties style:use-window-font-color="true" loext:opacity="0%" fo:font-style="normal" officeooo:rsid="00c8c4db" officeooo:paragraph-rsid="00c8c4db" style:font-style-asian="normal" style:font-style-complex="normal"/>
    </style:style>
    <style:style style:name="P113" style:family="paragraph" style:parent-style-name="Text_20_body" style:list-style-name="L3">
      <style:text-properties style:use-window-font-color="true" loext:opacity="0%" fo:font-style="normal" officeooo:rsid="015ec153" officeooo:paragraph-rsid="015ec153" style:font-style-asian="normal" style:font-style-complex="normal"/>
    </style:style>
    <style:style style:name="P114" style:family="paragraph" style:parent-style-name="Text_20_body" style:list-style-name="L3">
      <style:text-properties style:use-window-font-color="true" loext:opacity="0%" fo:font-style="normal" officeooo:rsid="00be23e8" officeooo:paragraph-rsid="00be23e8" style:font-style-asian="normal" style:font-style-complex="normal"/>
    </style:style>
    <style:style style:name="P115" style:family="paragraph" style:parent-style-name="Text_20_body" style:list-style-name="L3">
      <style:text-properties style:use-window-font-color="true" loext:opacity="0%" fo:font-style="normal" officeooo:rsid="00d0ec09" officeooo:paragraph-rsid="00d0ec09" style:font-style-asian="normal" style:font-style-complex="normal"/>
    </style:style>
    <style:style style:name="P116" style:family="paragraph" style:parent-style-name="Text_20_body" style:list-style-name="L3">
      <style:text-properties style:use-window-font-color="true" loext:opacity="0%" fo:font-style="normal" officeooo:rsid="00f2f46f" officeooo:paragraph-rsid="010041cc" style:font-style-asian="normal" style:font-style-complex="normal"/>
    </style:style>
    <style:style style:name="P117" style:family="paragraph" style:parent-style-name="Text_20_body" style:list-style-name="L3">
      <style:text-properties style:use-window-font-color="true" loext:opacity="0%" fo:font-style="normal" officeooo:rsid="00f6a5b5" officeooo:paragraph-rsid="010041cc" style:font-style-asian="normal" style:font-style-complex="normal"/>
    </style:style>
    <style:style style:name="P118" style:family="paragraph" style:parent-style-name="Text_20_body" style:list-style-name="L3">
      <style:text-properties style:use-window-font-color="true" loext:opacity="0%" fo:font-style="normal" officeooo:rsid="00f6a5b5" officeooo:paragraph-rsid="00f6a5b5" style:font-style-asian="normal" style:font-style-complex="normal"/>
    </style:style>
    <style:style style:name="P119" style:family="paragraph" style:parent-style-name="Text_20_body" style:list-style-name="L3">
      <style:text-properties style:use-window-font-color="true" loext:opacity="0%" fo:font-style="normal" officeooo:rsid="0165d626" officeooo:paragraph-rsid="0165d626" style:font-style-asian="normal" style:font-style-complex="normal"/>
    </style:style>
    <style:style style:name="P120" style:family="paragraph" style:parent-style-name="Text_20_body" style:list-style-name="L3">
      <style:text-properties style:use-window-font-color="true" loext:opacity="0%" fo:font-style="normal" fo:font-weight="normal" officeooo:rsid="0092bd02" officeooo:paragraph-rsid="0092bd02" style:font-style-asian="normal" style:font-weight-asian="normal" style:font-style-complex="normal" style:font-weight-complex="normal"/>
    </style:style>
    <style:style style:name="P121" style:family="paragraph" style:parent-style-name="Text_20_body" style:list-style-name="L3">
      <style:text-properties style:use-window-font-color="true" loext:opacity="0%" officeooo:rsid="0039ffc6" officeooo:paragraph-rsid="011fbd00"/>
    </style:style>
    <style:style style:name="P122" style:family="paragraph" style:parent-style-name="Text_20_body" style:list-style-name="L3">
      <style:text-properties style:use-window-font-color="true" loext:opacity="0%" officeooo:rsid="003c16ad" officeooo:paragraph-rsid="01240a7c"/>
    </style:style>
    <style:style style:name="P123" style:family="paragraph" style:parent-style-name="Text_20_body" style:list-style-name="L3">
      <style:text-properties style:use-window-font-color="true" loext:opacity="0%" officeooo:rsid="003c16ad" officeooo:paragraph-rsid="003c16ad"/>
    </style:style>
    <style:style style:name="P124" style:family="paragraph" style:parent-style-name="Text_20_body" style:list-style-name="L3">
      <style:text-properties style:use-window-font-color="true" loext:opacity="0%" officeooo:rsid="0173d798" officeooo:paragraph-rsid="0173d798"/>
    </style:style>
    <style:style style:name="P125" style:family="paragraph" style:parent-style-name="Text_20_body" style:list-style-name="L3">
      <style:text-properties style:use-window-font-color="true" loext:opacity="0%" officeooo:rsid="0042b681" officeooo:paragraph-rsid="003f3d3d"/>
    </style:style>
    <style:style style:name="P126" style:family="paragraph" style:parent-style-name="Text_20_body" style:list-style-name="L3">
      <style:text-properties officeooo:rsid="00dc5b49" officeooo:paragraph-rsid="00dc5b49"/>
    </style:style>
    <style:style style:name="P127" style:family="paragraph" style:parent-style-name="Text_20_body" style:list-style-name="L3">
      <style:text-properties officeooo:rsid="001a8332" officeooo:paragraph-rsid="002622b5"/>
    </style:style>
    <style:style style:name="P128" style:family="paragraph" style:parent-style-name="Text_20_body" style:list-style-name="L3">
      <style:text-properties officeooo:rsid="001a8332" officeooo:paragraph-rsid="0093a816"/>
    </style:style>
    <style:style style:name="P129" style:family="paragraph" style:parent-style-name="Text_20_body" style:list-style-name="L3">
      <style:text-properties officeooo:rsid="001a8332" officeooo:paragraph-rsid="0194b2b2"/>
    </style:style>
    <style:style style:name="P130" style:family="paragraph" style:parent-style-name="Text_20_body" style:list-style-name="L3">
      <style:text-properties officeooo:rsid="001a8332" officeooo:paragraph-rsid="019930de"/>
    </style:style>
    <style:style style:name="P131" style:family="paragraph" style:parent-style-name="Text_20_body" style:list-style-name="L3">
      <style:text-properties officeooo:rsid="001a8332" officeooo:paragraph-rsid="019e2f3c"/>
    </style:style>
    <style:style style:name="P132" style:family="paragraph" style:parent-style-name="Text_20_body" style:list-style-name="L3">
      <style:text-properties officeooo:rsid="010939a3" officeooo:paragraph-rsid="010939a3"/>
    </style:style>
    <style:style style:name="P133" style:family="paragraph" style:parent-style-name="Text_20_body" style:list-style-name="L3">
      <style:text-properties officeooo:rsid="010a2d88" officeooo:paragraph-rsid="010a2d88"/>
    </style:style>
    <style:style style:name="P134" style:family="paragraph" style:parent-style-name="Text_20_body" style:list-style-name="L3">
      <style:text-properties officeooo:rsid="010bc056" officeooo:paragraph-rsid="010bc056"/>
    </style:style>
    <style:style style:name="P135" style:family="paragraph" style:parent-style-name="Text_20_body" style:list-style-name="L3">
      <style:text-properties officeooo:rsid="00241312" officeooo:paragraph-rsid="00241312"/>
    </style:style>
    <style:style style:name="P136" style:family="paragraph" style:parent-style-name="Text_20_body" style:list-style-name="L3">
      <style:text-properties officeooo:rsid="00248528" officeooo:paragraph-rsid="010f7707"/>
    </style:style>
    <style:style style:name="P137" style:family="paragraph" style:parent-style-name="Text_20_body" style:list-style-name="L3">
      <style:text-properties officeooo:rsid="00248528" officeooo:paragraph-rsid="017760dc"/>
    </style:style>
    <style:style style:name="P138" style:family="paragraph" style:parent-style-name="Text_20_body" style:list-style-name="L3">
      <style:text-properties fo:font-weight="normal" officeooo:rsid="002a2df5" officeooo:paragraph-rsid="002a2df5" style:font-weight-asian="normal" style:font-weight-complex="normal"/>
    </style:style>
    <style:style style:name="P139" style:family="paragraph" style:parent-style-name="Text_20_body" style:list-style-name="L3">
      <style:text-properties fo:font-weight="normal" officeooo:rsid="002abec7" officeooo:paragraph-rsid="01110ba7" style:font-weight-asian="normal" style:font-weight-complex="normal"/>
    </style:style>
    <style:style style:name="P140" style:family="paragraph" style:parent-style-name="Text_20_body" style:list-style-name="L3">
      <style:text-properties fo:font-weight="normal" officeooo:rsid="002abec7" officeooo:paragraph-rsid="002abec7" style:font-weight-asian="normal" style:font-weight-complex="normal"/>
    </style:style>
    <style:style style:name="P141" style:family="paragraph" style:parent-style-name="Text_20_body" style:list-style-name="L3">
      <style:text-properties fo:font-weight="normal" officeooo:rsid="0170b192" officeooo:paragraph-rsid="0170b192" style:font-weight-asian="normal" style:font-weight-complex="normal"/>
    </style:style>
    <style:style style:name="P142" style:family="paragraph" style:parent-style-name="Text_20_body" style:list-style-name="L3">
      <style:text-properties fo:font-weight="normal" officeooo:rsid="0111a3c6" officeooo:paragraph-rsid="0111a3c6" style:font-weight-asian="normal" style:font-weight-complex="normal"/>
    </style:style>
    <style:style style:name="P143" style:family="paragraph" style:parent-style-name="Text_20_body" style:list-style-name="L3">
      <style:text-properties fo:font-weight="normal" officeooo:rsid="017cc270" officeooo:paragraph-rsid="017cc270" style:font-weight-asian="normal" style:font-weight-complex="normal"/>
    </style:style>
    <style:style style:name="P144" style:family="paragraph" style:parent-style-name="Text_20_body" style:list-style-name="L3">
      <style:text-properties officeooo:rsid="0036bb18" officeooo:paragraph-rsid="0036bb18"/>
    </style:style>
    <style:style style:name="P145" style:family="paragraph" style:parent-style-name="Text_20_body" style:list-style-name="L3">
      <style:text-properties officeooo:rsid="0090b012" officeooo:paragraph-rsid="0090b012"/>
    </style:style>
    <style:style style:name="P146" style:family="paragraph" style:parent-style-name="Text_20_body" style:list-style-name="L3">
      <style:text-properties officeooo:rsid="00928aa2" officeooo:paragraph-rsid="00928aa2"/>
    </style:style>
    <style:style style:name="P147" style:family="paragraph" style:parent-style-name="Text_20_body" style:list-style-name="L3">
      <style:text-properties officeooo:rsid="00716297" officeooo:paragraph-rsid="00716297"/>
    </style:style>
    <style:style style:name="P148" style:family="paragraph" style:parent-style-name="Text_20_body" style:list-style-name="L3">
      <style:text-properties officeooo:rsid="00716297" officeooo:paragraph-rsid="014164d6"/>
    </style:style>
    <style:style style:name="P149" style:family="paragraph" style:parent-style-name="Text_20_body" style:list-style-name="L3">
      <style:text-properties officeooo:rsid="0093a816" officeooo:paragraph-rsid="0093a816"/>
    </style:style>
    <style:style style:name="P150" style:family="paragraph" style:parent-style-name="Text_20_body" style:list-style-name="L3">
      <style:text-properties officeooo:rsid="006f614c" officeooo:paragraph-rsid="006f614c"/>
    </style:style>
    <style:style style:name="P151" style:family="paragraph" style:parent-style-name="Text_20_body" style:list-style-name="L3">
      <style:text-properties officeooo:rsid="00d3ec45" officeooo:paragraph-rsid="00d3ec45"/>
    </style:style>
    <style:style style:name="P152" style:family="paragraph" style:parent-style-name="Text_20_body" style:list-style-name="L3">
      <style:text-properties officeooo:rsid="00d3ec45" officeooo:paragraph-rsid="01336ece"/>
    </style:style>
    <style:style style:name="P153" style:family="paragraph" style:parent-style-name="Text_20_body" style:list-style-name="L3">
      <style:text-properties officeooo:rsid="00d3ec45" officeooo:paragraph-rsid="01389ae8"/>
    </style:style>
    <style:style style:name="P154" style:family="paragraph" style:parent-style-name="Text_20_body" style:list-style-name="L3">
      <style:text-properties officeooo:rsid="00d3ec45" officeooo:paragraph-rsid="013a8cfb"/>
    </style:style>
    <style:style style:name="P155" style:family="paragraph" style:parent-style-name="Text_20_body" style:list-style-name="L3">
      <style:text-properties officeooo:rsid="00d9b1e5" officeooo:paragraph-rsid="01442a34"/>
    </style:style>
    <style:style style:name="P156" style:family="paragraph" style:parent-style-name="Text_20_body" style:list-style-name="L3">
      <style:text-properties officeooo:rsid="00d9b1e5" officeooo:paragraph-rsid="00d9b1e5"/>
    </style:style>
    <style:style style:name="P157" style:family="paragraph" style:parent-style-name="Text_20_body" style:list-style-name="L3">
      <style:text-properties officeooo:rsid="0182a2aa" officeooo:paragraph-rsid="0182a2aa"/>
    </style:style>
    <style:style style:name="P158" style:family="paragraph" style:parent-style-name="Text_20_body" style:list-style-name="L3">
      <style:text-properties officeooo:rsid="00b3c505" officeooo:paragraph-rsid="00b3c505"/>
    </style:style>
    <style:style style:name="P159" style:family="paragraph" style:parent-style-name="Text_20_body" style:list-style-name="L3">
      <style:text-properties officeooo:rsid="00c94eb6" officeooo:paragraph-rsid="00c94eb6"/>
    </style:style>
    <style:style style:name="P160" style:family="paragraph" style:parent-style-name="Text_20_body" style:list-style-name="L3">
      <style:text-properties officeooo:rsid="00d1f062" officeooo:paragraph-rsid="00f4b62f"/>
    </style:style>
    <style:style style:name="P161" style:family="paragraph" style:parent-style-name="Text_20_body" style:list-style-name="L3">
      <style:text-properties officeooo:rsid="016138f5" officeooo:paragraph-rsid="016138f5"/>
    </style:style>
    <style:style style:name="P162" style:family="paragraph" style:parent-style-name="Text_20_body">
      <style:paragraph-properties fo:text-align="end" style:justify-single-word="false"/>
      <style:text-properties fo:font-size="10pt" officeooo:rsid="01a1b51e" officeooo:paragraph-rsid="01a1b51e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4f91b5" style:font-size-asian="10pt" style:font-size-complex="10pt"/>
    </style:style>
    <style:style style:name="T3" style:family="text">
      <style:text-properties fo:font-size="10pt" officeooo:rsid="004ccb76" style:font-size-asian="10pt" style:font-size-complex="10pt"/>
    </style:style>
    <style:style style:name="T4" style:family="text">
      <style:text-properties officeooo:rsid="0012086d"/>
    </style:style>
    <style:style style:name="T5" style:family="text">
      <style:text-properties officeooo:rsid="00128d76"/>
    </style:style>
    <style:style style:name="T6" style:family="text">
      <style:text-properties officeooo:rsid="001c5194"/>
    </style:style>
    <style:style style:name="T7" style:family="text">
      <style:text-properties officeooo:rsid="001cba87"/>
    </style:style>
    <style:style style:name="T8" style:family="text">
      <style:text-properties fo:color="#f10d0c" loext:opacity="100%"/>
    </style:style>
    <style:style style:name="T9" style:family="text">
      <style:text-properties fo:color="#f10d0c" loext:opacity="100%" officeooo:rsid="0019c834"/>
    </style:style>
    <style:style style:name="T10" style:family="text">
      <style:text-properties fo:color="#f10d0c" loext:opacity="100%" fo:font-style="normal" officeooo:rsid="0019c834" style:font-style-asian="normal" style:font-style-complex="normal"/>
    </style:style>
    <style:style style:name="T11" style:family="text">
      <style:text-properties fo:color="#f10d0c" loext:opacity="100%" fo:font-style="normal" fo:font-weight="normal" officeooo:rsid="0019c834" style:font-style-asian="normal" style:font-weight-asian="normal" style:font-style-complex="normal" style:font-weight-complex="normal"/>
    </style:style>
    <style:style style:name="T12" style:family="text">
      <style:text-properties fo:color="#f10d0c" loext:opacity="100%" fo:font-style="normal" fo:font-weight="normal" officeooo:rsid="002abec7" style:font-style-asian="normal" style:font-weight-asian="normal" style:font-style-complex="normal" style:font-weight-complex="normal"/>
    </style:style>
    <style:style style:name="T13" style:family="text">
      <style:text-properties fo:color="#f10d0c" loext:opacity="100%" officeooo:rsid="0012086d"/>
    </style:style>
    <style:style style:name="T14" style:family="text">
      <style:text-properties fo:color="#069a2e" loext:opacity="100%" officeooo:rsid="0012086d"/>
    </style:style>
    <style:style style:name="T15" style:family="text">
      <style:text-properties fo:color="#069a2e" loext:opacity="100%" fo:font-style="normal" officeooo:rsid="0012086d" style:font-style-asian="normal" style:font-style-complex="normal"/>
    </style:style>
    <style:style style:name="T16" style:family="text">
      <style:text-properties fo:color="#069a2e" loext:opacity="100%" fo:font-style="normal" fo:font-weight="normal" officeooo:rsid="0012086d" style:font-style-asian="normal" style:font-weight-asian="normal" style:font-style-complex="normal" style:font-weight-complex="normal"/>
    </style:style>
    <style:style style:name="T17" style:family="text">
      <style:text-properties fo:color="#069a2e" loext:opacity="100%" fo:font-weight="normal" officeooo:rsid="01a360dd" style:font-weight-asian="normal" style:font-weight-complex="normal"/>
    </style:style>
    <style:style style:name="T18" style:family="text">
      <style:text-properties officeooo:rsid="0022eb1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48528" style:font-weight-asian="bold" style:font-weight-complex="bold"/>
    </style:style>
    <style:style style:name="T21" style:family="text">
      <style:text-properties fo:font-weight="bold" officeooo:rsid="00128d76" style:font-weight-asian="bold" style:font-weight-complex="bold"/>
    </style:style>
    <style:style style:name="T22" style:family="text">
      <style:text-properties fo:font-weight="bold" officeooo:rsid="002abec7" style:font-weight-asian="bold" style:font-weight-complex="bold"/>
    </style:style>
    <style:style style:name="T23" style:family="text">
      <style:text-properties fo:font-weight="bold" officeooo:rsid="00736b35" style:font-weight-asian="bold" style:font-weight-complex="bold"/>
    </style:style>
    <style:style style:name="T24" style:family="text">
      <style:text-properties fo:font-weight="bold" officeooo:rsid="0186d20d" style:font-weight-asian="bold" style:font-weight-complex="bold"/>
    </style:style>
    <style:style style:name="T25" style:family="text">
      <style:text-properties fo:font-weight="bold" officeooo:rsid="01a360dd" style:font-weight-asian="bold" style:font-weight-complex="bold"/>
    </style:style>
    <style:style style:name="T26" style:family="text">
      <style:text-properties officeooo:rsid="0024dcaa"/>
    </style:style>
    <style:style style:name="T27" style:family="text">
      <style:text-properties officeooo:rsid="002622b5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2086d" style:font-weight-asian="normal" style:font-weight-complex="normal"/>
    </style:style>
    <style:style style:name="T30" style:family="text">
      <style:text-properties fo:font-weight="normal" officeooo:rsid="00248528" style:font-weight-asian="normal" style:font-weight-complex="normal"/>
    </style:style>
    <style:style style:name="T31" style:family="text">
      <style:text-properties fo:font-weight="normal" officeooo:rsid="002abec7" style:font-weight-asian="normal" style:font-weight-complex="normal"/>
    </style:style>
    <style:style style:name="T32" style:family="text">
      <style:text-properties fo:font-weight="normal" officeooo:rsid="0121baa5" style:font-weight-asian="normal" style:font-weight-complex="normal"/>
    </style:style>
    <style:style style:name="T33" style:family="text">
      <style:text-properties fo:font-weight="normal" officeooo:rsid="01233c68" style:font-weight-asian="normal" style:font-weight-complex="normal"/>
    </style:style>
    <style:style style:name="T34" style:family="text">
      <style:text-properties fo:font-weight="normal" officeooo:rsid="0041a629" style:font-weight-asian="normal" style:font-weight-complex="normal"/>
    </style:style>
    <style:style style:name="T35" style:family="text">
      <style:text-properties fo:font-weight="normal" officeooo:rsid="01257d42" style:font-weight-asian="normal" style:font-weight-complex="normal"/>
    </style:style>
    <style:style style:name="T36" style:family="text">
      <style:text-properties fo:font-weight="normal" officeooo:rsid="012640e3" style:font-weight-asian="normal" style:font-weight-complex="normal"/>
    </style:style>
    <style:style style:name="T37" style:family="text">
      <style:text-properties fo:font-weight="normal" officeooo:rsid="01756ab7" style:font-weight-asian="normal" style:font-weight-complex="normal"/>
    </style:style>
    <style:style style:name="T38" style:family="text">
      <style:text-properties fo:font-weight="normal" officeooo:rsid="01a360dd" style:font-weight-asian="normal" style:font-weight-complex="normal"/>
    </style:style>
    <style:style style:name="T39" style:family="text">
      <style:text-properties officeooo:rsid="002bf632"/>
    </style:style>
    <style:style style:name="T40" style:family="text">
      <style:text-properties officeooo:rsid="002dde89"/>
    </style:style>
    <style:style style:name="T41" style:family="text">
      <style:text-properties fo:color="#666666" loext:opacity="100%" fo:font-style="italic" style:font-style-asian="italic" style:font-style-complex="italic"/>
    </style:style>
    <style:style style:name="T42" style:family="text">
      <style:text-properties fo:color="#666666" loext:opacity="100%" fo:font-style="italic" officeooo:rsid="0015d256" style:font-style-asian="italic" style:font-style-complex="italic"/>
    </style:style>
    <style:style style:name="T43" style:family="text">
      <style:text-properties fo:color="#666666" loext:opacity="100%" fo:font-style="italic" officeooo:rsid="0012086d" style:font-style-asian="italic" style:font-style-complex="italic"/>
    </style:style>
    <style:style style:name="T44" style:family="text">
      <style:text-properties fo:color="#666666" loext:opacity="100%" fo:font-style="italic" officeooo:rsid="0032587d" style:font-style-asian="italic" style:font-style-complex="italic"/>
    </style:style>
    <style:style style:name="T45" style:family="text">
      <style:text-properties fo:color="#666666" loext:opacity="100%" fo:font-style="italic" officeooo:rsid="003179da" style:font-style-asian="italic" style:font-style-complex="italic"/>
    </style:style>
    <style:style style:name="T46" style:family="text">
      <style:text-properties fo:color="#666666" loext:opacity="100%" fo:font-style="italic" officeooo:rsid="0039ffc6" style:font-style-asian="italic" style:font-style-complex="italic"/>
    </style:style>
    <style:style style:name="T47" style:family="text">
      <style:text-properties fo:color="#666666" loext:opacity="100%" fo:font-style="italic" officeooo:rsid="00453fd2" style:font-style-asian="italic" style:font-style-complex="italic"/>
    </style:style>
    <style:style style:name="T48" style:family="text">
      <style:text-properties fo:color="#666666" loext:opacity="100%" fo:font-style="italic" officeooo:rsid="0046a0c8" style:font-style-asian="italic" style:font-style-complex="italic"/>
    </style:style>
    <style:style style:name="T49" style:family="text">
      <style:text-properties fo:color="#666666" loext:opacity="100%" fo:font-style="italic" officeooo:rsid="00516cdc" style:font-style-asian="italic" style:font-style-complex="italic"/>
    </style:style>
    <style:style style:name="T50" style:family="text">
      <style:text-properties fo:color="#666666" loext:opacity="100%" fo:font-style="italic" officeooo:rsid="0052e2d8" style:font-style-asian="italic" style:font-style-complex="italic"/>
    </style:style>
    <style:style style:name="T51" style:family="text">
      <style:text-properties fo:color="#666666" loext:opacity="100%" fo:font-style="italic" officeooo:rsid="00553dec" style:font-style-asian="italic" style:font-style-complex="italic"/>
    </style:style>
    <style:style style:name="T52" style:family="text">
      <style:text-properties fo:color="#666666" loext:opacity="100%" fo:font-style="italic" officeooo:rsid="0056e234" style:font-style-asian="italic" style:font-style-complex="italic"/>
    </style:style>
    <style:style style:name="T53" style:family="text">
      <style:text-properties fo:color="#666666" loext:opacity="100%" fo:font-style="italic" officeooo:rsid="00595126" style:font-style-asian="italic" style:font-style-complex="italic"/>
    </style:style>
    <style:style style:name="T54" style:family="text">
      <style:text-properties fo:color="#666666" loext:opacity="100%" fo:font-style="italic" officeooo:rsid="005c5da6" style:font-style-asian="italic" style:font-style-complex="italic"/>
    </style:style>
    <style:style style:name="T55" style:family="text">
      <style:text-properties fo:color="#666666" loext:opacity="100%" fo:font-style="italic" officeooo:rsid="005f6359" style:font-style-asian="italic" style:font-style-complex="italic"/>
    </style:style>
    <style:style style:name="T56" style:family="text">
      <style:text-properties fo:color="#666666" loext:opacity="100%" fo:font-style="italic" officeooo:rsid="0060e829" style:font-style-asian="italic" style:font-style-complex="italic"/>
    </style:style>
    <style:style style:name="T57" style:family="text">
      <style:text-properties fo:color="#666666" loext:opacity="100%" fo:font-style="italic" officeooo:rsid="00617ded" style:font-style-asian="italic" style:font-style-complex="italic"/>
    </style:style>
    <style:style style:name="T58" style:family="text">
      <style:text-properties fo:color="#666666" loext:opacity="100%" fo:font-style="italic" officeooo:rsid="006267d3" style:font-style-asian="italic" style:font-style-complex="italic"/>
    </style:style>
    <style:style style:name="T59" style:family="text">
      <style:text-properties fo:color="#666666" loext:opacity="100%" fo:font-style="italic" officeooo:rsid="006b1550" style:font-style-asian="italic" style:font-style-complex="italic"/>
    </style:style>
    <style:style style:name="T60" style:family="text">
      <style:text-properties fo:color="#666666" loext:opacity="100%" fo:font-style="italic" officeooo:rsid="006eb303" style:font-style-asian="italic" style:font-style-complex="italic"/>
    </style:style>
    <style:style style:name="T61" style:family="text">
      <style:text-properties fo:color="#666666" loext:opacity="100%" fo:font-style="italic" officeooo:rsid="0070ae9a" style:font-style-asian="italic" style:font-style-complex="italic"/>
    </style:style>
    <style:style style:name="T62" style:family="text">
      <style:text-properties fo:color="#666666" loext:opacity="100%" fo:font-style="italic" officeooo:rsid="007772fc" style:font-style-asian="italic" style:font-style-complex="italic"/>
    </style:style>
    <style:style style:name="T63" style:family="text">
      <style:text-properties fo:color="#666666" loext:opacity="100%" fo:font-style="italic" officeooo:rsid="007906ee" style:font-style-asian="italic" style:font-style-complex="italic"/>
    </style:style>
    <style:style style:name="T64" style:family="text">
      <style:text-properties fo:color="#666666" loext:opacity="100%" fo:font-style="italic" officeooo:rsid="007afdc1" style:font-style-asian="italic" style:font-style-complex="italic"/>
    </style:style>
    <style:style style:name="T65" style:family="text">
      <style:text-properties fo:color="#666666" loext:opacity="100%" fo:font-style="italic" officeooo:rsid="007f1857" style:font-style-asian="italic" style:font-style-complex="italic"/>
    </style:style>
    <style:style style:name="T66" style:family="text">
      <style:text-properties fo:color="#666666" loext:opacity="100%" fo:font-style="italic" officeooo:rsid="007f82ff" style:font-style-asian="italic" style:font-style-complex="italic"/>
    </style:style>
    <style:style style:name="T67" style:family="text">
      <style:text-properties fo:color="#666666" loext:opacity="100%" fo:font-style="italic" officeooo:rsid="0080efd9" style:font-style-asian="italic" style:font-style-complex="italic"/>
    </style:style>
    <style:style style:name="T68" style:family="text">
      <style:text-properties fo:color="#666666" loext:opacity="100%" fo:font-style="italic" officeooo:rsid="00834fc8" style:font-style-asian="italic" style:font-style-complex="italic"/>
    </style:style>
    <style:style style:name="T69" style:family="text">
      <style:text-properties fo:color="#666666" loext:opacity="100%" fo:font-style="italic" officeooo:rsid="0083aa67" style:font-style-asian="italic" style:font-style-complex="italic"/>
    </style:style>
    <style:style style:name="T70" style:family="text">
      <style:text-properties fo:color="#666666" loext:opacity="100%" fo:font-style="italic" officeooo:rsid="0083dc9d" style:font-style-asian="italic" style:font-style-complex="italic"/>
    </style:style>
    <style:style style:name="T71" style:family="text">
      <style:text-properties fo:color="#666666" loext:opacity="100%" fo:font-style="italic" officeooo:rsid="0088a607" style:font-style-asian="italic" style:font-style-complex="italic"/>
    </style:style>
    <style:style style:name="T72" style:family="text">
      <style:text-properties fo:color="#666666" loext:opacity="100%" fo:font-style="italic" officeooo:rsid="00e5d167" style:font-style-asian="italic" style:font-style-complex="italic"/>
    </style:style>
    <style:style style:name="T73" style:family="text">
      <style:text-properties fo:color="#666666" loext:opacity="100%" fo:font-style="italic" officeooo:rsid="00e793ce" style:font-style-asian="italic" style:font-style-complex="italic"/>
    </style:style>
    <style:style style:name="T74" style:family="text">
      <style:text-properties fo:color="#666666" loext:opacity="100%" fo:font-style="italic" officeooo:rsid="00e9655a" style:font-style-asian="italic" style:font-style-complex="italic"/>
    </style:style>
    <style:style style:name="T75" style:family="text">
      <style:text-properties fo:color="#666666" loext:opacity="100%" fo:font-style="italic" officeooo:rsid="00f8bf9e" style:font-style-asian="italic" style:font-style-complex="italic"/>
    </style:style>
    <style:style style:name="T76" style:family="text">
      <style:text-properties fo:color="#666666" loext:opacity="100%" fo:font-style="italic" officeooo:rsid="012b8327" style:font-style-asian="italic" style:font-style-complex="italic"/>
    </style:style>
    <style:style style:name="T77" style:family="text">
      <style:text-properties fo:color="#666666" loext:opacity="100%" fo:font-style="italic" officeooo:rsid="016ce3d8" style:font-style-asian="italic" style:font-style-complex="italic"/>
    </style:style>
    <style:style style:name="T78" style:family="text">
      <style:text-properties fo:color="#666666" loext:opacity="100%" fo:font-style="italic" officeooo:rsid="0177d228" style:font-style-asian="italic" style:font-style-complex="italic"/>
    </style:style>
    <style:style style:name="T79" style:family="text">
      <style:text-properties fo:color="#666666" loext:opacity="100%" fo:font-style="italic" officeooo:rsid="017b9a05" style:font-style-asian="italic" style:font-style-complex="italic"/>
    </style:style>
    <style:style style:name="T80" style:family="text">
      <style:text-properties fo:color="#666666" loext:opacity="100%" fo:font-style="italic" officeooo:rsid="017defd5" style:font-style-asian="italic" style:font-style-complex="italic"/>
    </style:style>
    <style:style style:name="T81" style:family="text">
      <style:text-properties fo:color="#666666" loext:opacity="100%" fo:font-style="italic" officeooo:rsid="01a3203a" style:font-style-asian="italic" style:font-style-complex="italic"/>
    </style:style>
    <style:style style:name="T82" style:family="text">
      <style:text-properties fo:color="#666666" loext:opacity="100%"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color="#666666" loext:opacity="100%" fo:font-style="italic" fo:font-weight="normal" officeooo:rsid="00335fd8" style:font-style-asian="italic" style:font-weight-asian="normal" style:font-style-complex="italic" style:font-weight-complex="normal"/>
    </style:style>
    <style:style style:name="T84" style:family="text">
      <style:text-properties fo:color="#666666" loext:opacity="100%" fo:font-style="italic" fo:font-weight="normal" officeooo:rsid="0032587d" style:font-style-asian="italic" style:font-weight-asian="normal" style:font-style-complex="italic" style:font-weight-complex="normal"/>
    </style:style>
    <style:style style:name="T85" style:family="text">
      <style:text-properties fo:color="#666666" loext:opacity="100%" fo:font-style="italic" fo:font-weight="normal" officeooo:rsid="003179da" style:font-style-asian="italic" style:font-weight-asian="normal" style:font-style-complex="italic" style:font-weight-complex="normal"/>
    </style:style>
    <style:style style:name="T86" style:family="text">
      <style:text-properties fo:color="#666666" loext:opacity="100%" fo:font-style="italic" fo:font-weight="normal" officeooo:rsid="002abec7" style:font-style-asian="italic" style:font-weight-asian="normal" style:font-style-complex="italic" style:font-weight-complex="normal"/>
    </style:style>
    <style:style style:name="T87" style:family="text">
      <style:text-properties fo:color="#666666" loext:opacity="100%" fo:font-style="italic" fo:font-weight="normal" officeooo:rsid="00472021" style:font-style-asian="italic" style:font-weight-asian="normal" style:font-style-complex="italic" style:font-weight-complex="normal"/>
    </style:style>
    <style:style style:name="T88" style:family="text">
      <style:text-properties fo:color="#666666" loext:opacity="100%" fo:font-style="italic" fo:font-weight="normal" officeooo:rsid="00516cdc" style:font-style-asian="italic" style:font-weight-asian="normal" style:font-style-complex="italic" style:font-weight-complex="normal"/>
    </style:style>
    <style:style style:name="T89" style:family="text">
      <style:text-properties fo:color="#666666" loext:opacity="100%" fo:font-style="italic" fo:font-weight="normal" officeooo:rsid="0051bb58" style:font-style-asian="italic" style:font-weight-asian="normal" style:font-style-complex="italic" style:font-weight-complex="normal"/>
    </style:style>
    <style:style style:name="T90" style:family="text">
      <style:text-properties fo:color="#666666" loext:opacity="100%" fo:font-style="italic" fo:font-weight="normal" officeooo:rsid="0012086d" style:font-style-asian="italic" style:font-weight-asian="normal" style:font-style-complex="italic" style:font-weight-complex="normal"/>
    </style:style>
    <style:style style:name="T91" style:family="text">
      <style:text-properties fo:color="#666666" loext:opacity="100%" fo:font-style="italic" fo:font-weight="normal" officeooo:rsid="00453fd2" style:font-style-asian="italic" style:font-weight-asian="normal" style:font-style-complex="italic" style:font-weight-complex="normal"/>
    </style:style>
    <style:style style:name="T92" style:family="text">
      <style:text-properties fo:color="#666666" loext:opacity="100%" fo:font-style="italic" fo:font-weight="normal" officeooo:rsid="00553dec" style:font-style-asian="italic" style:font-weight-asian="normal" style:font-style-complex="italic" style:font-weight-complex="normal"/>
    </style:style>
    <style:style style:name="T93" style:family="text">
      <style:text-properties fo:color="#666666" loext:opacity="100%" fo:font-style="italic" fo:font-weight="normal" officeooo:rsid="0058b598" style:font-style-asian="italic" style:font-weight-asian="normal" style:font-style-complex="italic" style:font-weight-complex="normal"/>
    </style:style>
    <style:style style:name="T94" style:family="text">
      <style:text-properties fo:color="#666666" loext:opacity="100%" fo:font-style="italic" fo:font-weight="normal" officeooo:rsid="0064ea8c" style:font-style-asian="italic" style:font-weight-asian="normal" style:font-style-complex="italic" style:font-weight-complex="normal"/>
    </style:style>
    <style:style style:name="T95" style:family="text">
      <style:text-properties fo:color="#666666" loext:opacity="100%" fo:font-style="italic" fo:font-weight="normal" officeooo:rsid="0066e4c5" style:font-style-asian="italic" style:font-weight-asian="normal" style:font-style-complex="italic" style:font-weight-complex="normal"/>
    </style:style>
    <style:style style:name="T96" style:family="text">
      <style:text-properties fo:color="#666666" loext:opacity="100%" fo:font-style="italic" fo:font-weight="normal" officeooo:rsid="0067295e" style:font-style-asian="italic" style:font-weight-asian="normal" style:font-style-complex="italic" style:font-weight-complex="normal"/>
    </style:style>
    <style:style style:name="T97" style:family="text">
      <style:text-properties fo:color="#666666" loext:opacity="100%" fo:font-style="italic" fo:font-weight="normal" officeooo:rsid="0068aa07" style:font-style-asian="italic" style:font-weight-asian="normal" style:font-style-complex="italic" style:font-weight-complex="normal"/>
    </style:style>
    <style:style style:name="T98" style:family="text">
      <style:text-properties fo:color="#666666" loext:opacity="100%" fo:font-style="italic" fo:font-weight="normal" officeooo:rsid="0069d114" style:font-style-asian="italic" style:font-weight-asian="normal" style:font-style-complex="italic" style:font-weight-complex="normal"/>
    </style:style>
    <style:style style:name="T99" style:family="text">
      <style:text-properties fo:color="#666666" loext:opacity="100%" fo:font-style="italic" fo:font-weight="normal" officeooo:rsid="006c637c" style:font-style-asian="italic" style:font-weight-asian="normal" style:font-style-complex="italic" style:font-weight-complex="normal"/>
    </style:style>
    <style:style style:name="T100" style:family="text">
      <style:text-properties fo:color="#666666" loext:opacity="100%" fo:font-style="italic" fo:font-weight="normal" officeooo:rsid="0060e829" style:font-style-asian="italic" style:font-weight-asian="normal" style:font-style-complex="italic" style:font-weight-complex="normal"/>
    </style:style>
    <style:style style:name="T101" style:family="text">
      <style:text-properties fo:color="#666666" loext:opacity="100%" fo:font-style="italic" fo:font-weight="normal" officeooo:rsid="006267d3" style:font-style-asian="italic" style:font-weight-asian="normal" style:font-style-complex="italic" style:font-weight-complex="normal"/>
    </style:style>
    <style:style style:name="T102" style:family="text">
      <style:text-properties fo:color="#666666" loext:opacity="100%" fo:font-style="italic" fo:font-weight="normal" officeooo:rsid="007be9a6" style:font-style-asian="italic" style:font-weight-asian="normal" style:font-style-complex="italic" style:font-weight-complex="normal"/>
    </style:style>
    <style:style style:name="T103" style:family="text">
      <style:text-properties fo:color="#666666" loext:opacity="100%" fo:font-style="italic" fo:font-weight="normal" officeooo:rsid="0081e880" style:font-style-asian="italic" style:font-weight-asian="normal" style:font-style-complex="italic" style:font-weight-complex="normal"/>
    </style:style>
    <style:style style:name="T104" style:family="text">
      <style:text-properties fo:color="#666666" loext:opacity="100%" fo:font-style="italic" fo:font-weight="normal" officeooo:rsid="0086046c" style:font-style-asian="italic" style:font-weight-asian="normal" style:font-style-complex="italic" style:font-weight-complex="normal"/>
    </style:style>
    <style:style style:name="T105" style:family="text">
      <style:text-properties fo:color="#666666" loext:opacity="100%" fo:font-style="italic" fo:font-weight="normal" officeooo:rsid="0088009a" style:font-style-asian="italic" style:font-weight-asian="normal" style:font-style-complex="italic" style:font-weight-complex="normal"/>
    </style:style>
    <style:style style:name="T106" style:family="text">
      <style:text-properties fo:color="#666666" loext:opacity="100%" fo:font-style="italic" fo:font-weight="normal" officeooo:rsid="00a5402e" style:font-style-asian="italic" style:font-weight-asian="normal" style:font-style-complex="italic" style:font-weight-complex="normal"/>
    </style:style>
    <style:style style:name="T107" style:family="text">
      <style:text-properties fo:color="#666666" loext:opacity="100%" fo:font-style="italic" fo:font-weight="normal" officeooo:rsid="00d3ec45" style:font-style-asian="italic" style:font-weight-asian="normal" style:font-style-complex="italic" style:font-weight-complex="normal"/>
    </style:style>
    <style:style style:name="T108" style:family="text">
      <style:text-properties fo:color="#666666" loext:opacity="100%" fo:font-style="italic" fo:font-weight="normal" officeooo:rsid="00d59995" style:font-style-asian="italic" style:font-weight-asian="normal" style:font-style-complex="italic" style:font-weight-complex="normal"/>
    </style:style>
    <style:style style:name="T109" style:family="text">
      <style:text-properties fo:color="#666666" loext:opacity="100%" fo:font-style="italic" fo:font-weight="normal" officeooo:rsid="00d602e4" style:font-style-asian="italic" style:font-weight-asian="normal" style:font-style-complex="italic" style:font-weight-complex="normal"/>
    </style:style>
    <style:style style:name="T110" style:family="text">
      <style:text-properties fo:color="#666666" loext:opacity="100%" fo:font-style="italic" fo:font-weight="normal" officeooo:rsid="00d645da" style:font-style-asian="italic" style:font-weight-asian="normal" style:font-style-complex="italic" style:font-weight-complex="normal"/>
    </style:style>
    <style:style style:name="T111" style:family="text">
      <style:text-properties fo:color="#666666" loext:opacity="100%" fo:font-style="italic" fo:font-weight="normal" officeooo:rsid="00d79798" style:font-style-asian="italic" style:font-weight-asian="normal" style:font-style-complex="italic" style:font-weight-complex="normal"/>
    </style:style>
    <style:style style:name="T112" style:family="text">
      <style:text-properties fo:color="#666666" loext:opacity="100%" fo:font-style="italic" fo:font-weight="normal" officeooo:rsid="00d8a84a" style:font-style-asian="italic" style:font-weight-asian="normal" style:font-style-complex="italic" style:font-weight-complex="normal"/>
    </style:style>
    <style:style style:name="T113" style:family="text">
      <style:text-properties fo:color="#666666" loext:opacity="100%" fo:font-style="italic" fo:font-weight="normal" officeooo:rsid="00d98dc8" style:font-style-asian="italic" style:font-weight-asian="normal" style:font-style-complex="italic" style:font-weight-complex="normal"/>
    </style:style>
    <style:style style:name="T114" style:family="text">
      <style:text-properties fo:color="#666666" loext:opacity="100%" fo:font-style="italic" fo:font-weight="normal" officeooo:rsid="00efb20f" style:font-style-asian="italic" style:font-weight-asian="normal" style:font-style-complex="italic" style:font-weight-complex="normal"/>
    </style:style>
    <style:style style:name="T115" style:family="text">
      <style:text-properties fo:color="#666666" loext:opacity="100%" fo:font-style="italic" fo:font-weight="normal" officeooo:rsid="00f1a0cd" style:font-style-asian="italic" style:font-weight-asian="normal" style:font-style-complex="italic" style:font-weight-complex="normal"/>
    </style:style>
    <style:style style:name="T116" style:family="text">
      <style:text-properties fo:color="#666666" loext:opacity="100%" fo:font-style="italic" fo:font-weight="normal" officeooo:rsid="00f8bf9e" style:font-style-asian="italic" style:font-weight-asian="normal" style:font-style-complex="italic" style:font-weight-complex="normal"/>
    </style:style>
    <style:style style:name="T117" style:family="text">
      <style:text-properties fo:color="#666666" loext:opacity="100%" fo:font-style="italic" fo:font-weight="normal" officeooo:rsid="00f96045" style:font-style-asian="italic" style:font-weight-asian="normal" style:font-style-complex="italic" style:font-weight-complex="normal"/>
    </style:style>
    <style:style style:name="T118" style:family="text">
      <style:text-properties fo:color="#666666" loext:opacity="100%" fo:font-style="italic" fo:font-weight="normal" officeooo:rsid="00faebdb" style:font-style-asian="italic" style:font-weight-asian="normal" style:font-style-complex="italic" style:font-weight-complex="normal"/>
    </style:style>
    <style:style style:name="T119" style:family="text">
      <style:text-properties fo:color="#666666" loext:opacity="100%" fo:font-style="italic" fo:font-weight="normal" officeooo:rsid="00fc09f5" style:font-style-asian="italic" style:font-weight-asian="normal" style:font-style-complex="italic" style:font-weight-complex="normal"/>
    </style:style>
    <style:style style:name="T120" style:family="text">
      <style:text-properties fo:color="#666666" loext:opacity="100%" fo:font-style="italic" fo:font-weight="normal" officeooo:rsid="00fcf66f" style:font-style-asian="italic" style:font-weight-asian="normal" style:font-style-complex="italic" style:font-weight-complex="normal"/>
    </style:style>
    <style:style style:name="T121" style:family="text">
      <style:text-properties fo:color="#666666" loext:opacity="100%" fo:font-style="italic" fo:font-weight="normal" officeooo:rsid="00ffd269" style:font-style-asian="italic" style:font-weight-asian="normal" style:font-style-complex="italic" style:font-weight-complex="normal"/>
    </style:style>
    <style:style style:name="T122" style:family="text">
      <style:text-properties fo:color="#666666" loext:opacity="100%" fo:font-style="italic" fo:font-weight="normal" officeooo:rsid="012cb7f2" style:font-style-asian="italic" style:font-weight-asian="normal" style:font-style-complex="italic" style:font-weight-complex="normal"/>
    </style:style>
    <style:style style:name="T123" style:family="text">
      <style:text-properties fo:color="#666666" loext:opacity="100%" fo:font-style="italic" fo:font-weight="normal" officeooo:rsid="013a8cfb" style:font-style-asian="italic" style:font-weight-asian="normal" style:font-style-complex="italic" style:font-weight-complex="normal"/>
    </style:style>
    <style:style style:name="T124" style:family="text">
      <style:text-properties fo:color="#666666" loext:opacity="100%" fo:font-style="italic" fo:font-weight="normal" officeooo:rsid="013c8df2" style:font-style-asian="italic" style:font-weight-asian="normal" style:font-style-complex="italic" style:font-weight-complex="normal"/>
    </style:style>
    <style:style style:name="T125" style:family="text">
      <style:text-properties fo:color="#666666" loext:opacity="100%" fo:font-style="italic" fo:font-weight="normal" officeooo:rsid="013f1d03" style:font-style-asian="italic" style:font-weight-asian="normal" style:font-style-complex="italic" style:font-weight-complex="normal"/>
    </style:style>
    <style:style style:name="T126" style:family="text">
      <style:text-properties fo:color="#666666" loext:opacity="100%" fo:font-style="italic" fo:font-weight="normal" officeooo:rsid="016eb566" style:font-style-asian="italic" style:font-weight-asian="normal" style:font-style-complex="italic" style:font-weight-complex="normal"/>
    </style:style>
    <style:style style:name="T127" style:family="text">
      <style:text-properties fo:color="#666666" loext:opacity="100%" fo:font-style="italic" fo:font-weight="normal" officeooo:rsid="001a8332" style:font-style-asian="italic" style:font-weight-asian="normal" style:font-style-complex="italic" style:font-weight-complex="normal"/>
    </style:style>
    <style:style style:name="T128" style:family="text">
      <style:text-properties fo:color="#666666" loext:opacity="100%" fo:font-style="italic" fo:font-weight="normal" officeooo:rsid="017760dc" style:font-style-asian="italic" style:font-weight-asian="normal" style:font-style-complex="italic" style:font-weight-complex="normal"/>
    </style:style>
    <style:style style:name="T129" style:family="text">
      <style:text-properties fo:color="#666666" loext:opacity="100%" fo:font-style="italic" fo:font-weight="normal" officeooo:rsid="0179b18d" style:font-style-asian="italic" style:font-weight-asian="normal" style:font-style-complex="italic" style:font-weight-complex="normal"/>
    </style:style>
    <style:style style:name="T130" style:family="text">
      <style:text-properties fo:color="#666666" loext:opacity="100%" fo:font-style="italic" fo:font-weight="normal" officeooo:rsid="0186d20d" style:font-style-asian="italic" style:font-weight-asian="normal" style:font-style-complex="italic" style:font-weight-complex="normal"/>
    </style:style>
    <style:style style:name="T131" style:family="text">
      <style:text-properties fo:color="#666666" loext:opacity="100%" fo:font-style="italic" fo:font-weight="normal" officeooo:rsid="0187d718" style:font-style-asian="italic" style:font-weight-asian="normal" style:font-style-complex="italic" style:font-weight-complex="normal"/>
    </style:style>
    <style:style style:name="T132" style:family="text">
      <style:text-properties fo:color="#666666" loext:opacity="100%" style:text-position="super 58%" fo:font-style="italic" style:font-style-asian="italic" style:font-style-complex="italic"/>
    </style:style>
    <style:style style:name="T133" style:family="text">
      <style:text-properties fo:color="#666666" loext:opacity="100%" style:text-position="super 58%" fo:font-style="italic" officeooo:rsid="018e0364" style:font-style-asian="italic" style:font-style-complex="italic"/>
    </style:style>
    <style:style style:name="T134" style:family="text">
      <style:text-properties fo:color="#666666" loext:opacity="100%" style:text-position="super 58%" fo:font-style="italic" officeooo:rsid="00e793ce" style:font-style-asian="italic" style:font-style-complex="italic"/>
    </style:style>
    <style:style style:name="T135" style:family="text">
      <style:text-properties fo:color="#666666" loext:opacity="100%" style:text-position="super 58%" fo:font-style="italic" officeooo:rsid="0015d256" style:font-style-asian="italic" style:font-style-complex="italic"/>
    </style:style>
    <style:style style:name="T136" style:family="text">
      <style:text-properties fo:color="#666666" loext:opacity="100%" style:text-position="super 58%" fo:font-style="italic" officeooo:rsid="018fc387" style:font-style-asian="italic" style:font-style-complex="italic"/>
    </style:style>
    <style:style style:name="T137" style:family="text">
      <style:text-properties fo:color="#666666" loext:opacity="100%" style:text-position="super 58%" fo:font-style="italic" officeooo:rsid="01917bed" style:font-style-asian="italic" style:font-style-complex="italic"/>
    </style:style>
    <style:style style:name="T138" style:family="text">
      <style:text-properties fo:color="#666666" loext:opacity="100%" style:text-position="super 58%" fo:font-style="italic" officeooo:rsid="016ce3d8" style:font-style-asian="italic" style:font-style-complex="italic"/>
    </style:style>
    <style:style style:name="T139" style:family="text">
      <style:text-properties fo:color="#666666" loext:opacity="100%" style:text-position="super 58%" fo:font-style="italic" officeooo:rsid="0191d281" style:font-style-asian="italic" style:font-style-complex="italic"/>
    </style:style>
    <style:style style:name="T140" style:family="text">
      <style:text-properties fo:color="#666666" loext:opacity="100%" style:text-position="super 58%" fo:font-style="italic" officeooo:rsid="019321e2" style:font-style-asian="italic" style:font-style-complex="italic"/>
    </style:style>
    <style:style style:name="T141" style:family="text">
      <style:text-properties fo:color="#666666" loext:opacity="100%" style:text-position="super 58%" fo:font-style="italic" officeooo:rsid="0032587d" style:font-style-asian="italic" style:font-style-complex="italic"/>
    </style:style>
    <style:style style:name="T142" style:family="text">
      <style:text-properties fo:color="#666666" loext:opacity="100%" style:text-position="super 58%" fo:font-style="italic" fo:font-weight="normal" style:font-style-asian="italic" style:font-weight-asian="normal" style:font-style-complex="italic" style:font-weight-complex="normal"/>
    </style:style>
    <style:style style:name="T143" style:family="text">
      <style:text-properties fo:color="#666666" loext:opacity="100%" style:text-position="super 58%" fo:font-style="italic" fo:font-weight="normal" officeooo:rsid="019321e2" style:font-style-asian="italic" style:font-weight-asian="normal" style:font-style-complex="italic" style:font-weight-complex="normal"/>
    </style:style>
    <style:style style:name="T144" style:family="text">
      <style:text-properties fo:color="#666666" loext:opacity="100%" style:text-position="super 58%" fo:font-style="italic" fo:font-weight="normal" officeooo:rsid="0032587d" style:font-style-asian="italic" style:font-weight-asian="normal" style:font-style-complex="italic" style:font-weight-complex="normal"/>
    </style:style>
    <style:style style:name="T145" style:family="text">
      <style:text-properties fo:color="#666666" loext:opacity="100%" style:text-position="super 58%" fo:font-style="italic" fo:font-weight="normal" officeooo:rsid="001a8332" style:font-style-asian="italic" style:font-weight-asian="normal" style:font-style-complex="italic" style:font-weight-complex="normal"/>
    </style:style>
    <style:style style:name="T146" style:family="text">
      <style:text-properties fo:color="#666666" loext:opacity="100%" style:text-position="super 58%" fo:font-style="italic" fo:font-weight="normal" officeooo:rsid="019405d1" style:font-style-asian="italic" style:font-weight-asian="normal" style:font-style-complex="italic" style:font-weight-complex="normal"/>
    </style:style>
    <style:style style:name="T147" style:family="text">
      <style:text-properties fo:color="#666666" loext:opacity="100%" style:text-position="super 58%" fo:font-style="italic" fo:font-weight="normal" officeooo:rsid="0194b2b2" style:font-style-asian="italic" style:font-weight-asian="normal" style:font-style-complex="italic" style:font-weight-complex="normal"/>
    </style:style>
    <style:style style:name="T148" style:family="text">
      <style:text-properties fo:color="#666666" loext:opacity="100%" style:text-position="super 58%" fo:font-style="italic" fo:font-weight="normal" officeooo:rsid="01917bed" style:font-style-asian="italic" style:font-weight-asian="normal" style:font-style-complex="italic" style:font-weight-complex="normal"/>
    </style:style>
    <style:style style:name="T149" style:family="text">
      <style:text-properties fo:color="#666666" loext:opacity="100%" style:text-position="super 58%" fo:font-style="italic" fo:font-weight="normal" officeooo:rsid="0012086d" style:font-style-asian="italic" style:font-weight-asian="normal" style:font-style-complex="italic" style:font-weight-complex="normal"/>
    </style:style>
    <style:style style:name="T150" style:family="text">
      <style:text-properties fo:color="#666666" loext:opacity="100%" style:text-position="super 58%" fo:font-style="italic" fo:font-weight="normal" officeooo:rsid="01975535" style:font-style-asian="italic" style:font-weight-asian="normal" style:font-style-complex="italic" style:font-weight-complex="normal"/>
    </style:style>
    <style:style style:name="T151" style:family="text">
      <style:text-properties fo:color="#666666" loext:opacity="100%" style:text-position="super 58%" fo:font-style="italic" fo:font-weight="normal" officeooo:rsid="01987f7f" style:font-style-asian="italic" style:font-weight-asian="normal" style:font-style-complex="italic" style:font-weight-complex="normal"/>
    </style:style>
    <style:style style:name="T152" style:family="text">
      <style:text-properties fo:color="#666666" loext:opacity="100%" style:text-position="super 58%" fo:font-style="italic" fo:font-weight="normal" officeooo:rsid="019930de" style:font-style-asian="italic" style:font-weight-asian="normal" style:font-style-complex="italic" style:font-weight-complex="normal"/>
    </style:style>
    <style:style style:name="T153" style:family="text">
      <style:text-properties fo:color="#666666" loext:opacity="100%" style:text-position="super 58%" fo:font-style="italic" fo:font-weight="normal" officeooo:rsid="019ab0e2" style:font-style-asian="italic" style:font-weight-asian="normal" style:font-style-complex="italic" style:font-weight-complex="normal"/>
    </style:style>
    <style:style style:name="T154" style:family="text">
      <style:text-properties fo:color="#666666" loext:opacity="100%" style:text-position="super 58%" fo:font-style="italic" fo:font-weight="normal" officeooo:rsid="019c2304" style:font-style-asian="italic" style:font-weight-asian="normal" style:font-style-complex="italic" style:font-weight-complex="normal"/>
    </style:style>
    <style:style style:name="T155" style:family="text">
      <style:text-properties fo:color="#666666" loext:opacity="100%" style:text-position="super 58%" fo:font-style="italic" fo:font-weight="normal" officeooo:rsid="019c817d" style:font-style-asian="italic" style:font-weight-asian="normal" style:font-style-complex="italic" style:font-weight-complex="normal"/>
    </style:style>
    <style:style style:name="T156" style:family="text">
      <style:text-properties fo:font-style="normal" style:font-style-asian="normal" style:font-style-complex="normal"/>
    </style:style>
    <style:style style:name="T157" style:family="text">
      <style:text-properties fo:font-style="normal" officeooo:rsid="00413e32" style:font-style-asian="normal" style:font-style-complex="normal"/>
    </style:style>
    <style:style style:name="T158" style:family="text">
      <style:text-properties fo:font-style="normal" officeooo:rsid="009a28e5" style:font-style-asian="normal" style:font-style-complex="normal"/>
    </style:style>
    <style:style style:name="T159" style:family="text">
      <style:text-properties fo:font-style="normal" officeooo:rsid="009bb045" style:font-style-asian="normal" style:font-style-complex="normal"/>
    </style:style>
    <style:style style:name="T1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1" style:family="text">
      <style:text-properties fo:font-style="normal" fo:font-weight="bold" officeooo:rsid="00248528" style:font-style-asian="normal" style:font-weight-asian="bold" style:font-style-complex="normal" style:font-weight-complex="bold"/>
    </style:style>
    <style:style style:name="T162" style:family="text">
      <style:text-properties fo:font-style="normal" fo:font-weight="bold" officeooo:rsid="002abec7" style:font-style-asian="normal" style:font-weight-asian="bold" style:font-style-complex="normal" style:font-weight-complex="bold"/>
    </style:style>
    <style:style style:name="T1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02abec7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041a629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solid" style:text-underline-width="auto" style:text-underline-color="font-color" fo:font-weight="normal" officeooo:rsid="009a28e5" style:font-style-asian="normal" style:font-weight-asian="normal" style:font-style-complex="normal" style:font-weight-complex="normal"/>
    </style:style>
    <style:style style:name="T167" style:family="text">
      <style:text-properties fo:font-size="6pt" style:font-size-asian="5.25pt" style:font-size-complex="6pt"/>
    </style:style>
    <style:style style:name="T168" style:family="text">
      <style:text-properties officeooo:rsid="0049e6c5"/>
    </style:style>
    <style:style style:name="T169" style:family="text">
      <style:text-properties officeooo:rsid="004e6c98"/>
    </style:style>
    <style:style style:name="T170" style:family="text">
      <style:text-properties officeooo:rsid="004fcaf7"/>
    </style:style>
    <style:style style:name="T171" style:family="text">
      <style:text-properties style:use-window-font-color="true" loext:opacity="0%"/>
    </style:style>
    <style:style style:name="T172" style:family="text">
      <style:text-properties style:use-window-font-color="true" loext:opacity="0%" fo:font-style="normal" style:font-style-asian="normal" style:font-style-complex="normal"/>
    </style:style>
    <style:style style:name="T173" style:family="text">
      <style:text-properties style:use-window-font-color="true" loext:opacity="0%" fo:font-style="normal" officeooo:rsid="00516cdc" style:font-style-asian="normal" style:font-style-complex="normal"/>
    </style:style>
    <style:style style:name="T174" style:family="text">
      <style:text-properties style:use-window-font-color="true" loext:opacity="0%" fo:font-style="normal" officeooo:rsid="0012086d" style:font-style-asian="normal" style:font-style-complex="normal"/>
    </style:style>
    <style:style style:name="T175" style:family="text">
      <style:text-properties style:use-window-font-color="true" loext:opacity="0%" fo:font-style="normal" officeooo:rsid="00453fd2" style:font-style-asian="normal" style:font-style-complex="normal"/>
    </style:style>
    <style:style style:name="T176" style:family="text">
      <style:text-properties style:use-window-font-color="true" loext:opacity="0%" fo:font-style="normal" officeooo:rsid="0060e829" style:font-style-asian="normal" style:font-style-complex="normal"/>
    </style:style>
    <style:style style:name="T177" style:family="text">
      <style:text-properties style:use-window-font-color="true" loext:opacity="0%" fo:font-style="normal" officeooo:rsid="006eb303" style:font-style-asian="normal" style:font-style-complex="normal"/>
    </style:style>
    <style:style style:name="T178" style:family="text">
      <style:text-properties style:use-window-font-color="true" loext:opacity="0%" fo:font-style="normal" officeooo:rsid="0090d4d0" style:font-style-asian="normal" style:font-style-complex="normal"/>
    </style:style>
    <style:style style:name="T179" style:family="text">
      <style:text-properties style:use-window-font-color="true" loext:opacity="0%" fo:font-style="normal" officeooo:rsid="0070ae9a" style:font-style-asian="normal" style:font-style-complex="normal"/>
    </style:style>
    <style:style style:name="T180" style:family="text">
      <style:text-properties style:use-window-font-color="true" loext:opacity="0%" fo:font-style="normal" officeooo:rsid="0099e260" style:font-style-asian="normal" style:font-style-complex="normal"/>
    </style:style>
    <style:style style:name="T181" style:family="text">
      <style:text-properties style:use-window-font-color="true" loext:opacity="0%" fo:font-style="normal" officeooo:rsid="00a1bd62" style:font-style-asian="normal" style:font-style-complex="normal"/>
    </style:style>
    <style:style style:name="T182" style:family="text">
      <style:text-properties style:use-window-font-color="true" loext:opacity="0%" fo:font-style="normal" officeooo:rsid="00a360b0" style:font-style-asian="normal" style:font-style-complex="normal"/>
    </style:style>
    <style:style style:name="T183" style:family="text">
      <style:text-properties style:use-window-font-color="true" loext:opacity="0%" fo:font-style="normal" officeooo:rsid="00a5402e" style:font-style-asian="normal" style:font-style-complex="normal"/>
    </style:style>
    <style:style style:name="T184" style:family="text">
      <style:text-properties style:use-window-font-color="true" loext:opacity="0%" fo:font-style="normal" officeooo:rsid="00a71db9" style:font-style-asian="normal" style:font-style-complex="normal"/>
    </style:style>
    <style:style style:name="T185" style:family="text">
      <style:text-properties style:use-window-font-color="true" loext:opacity="0%" fo:font-style="normal" officeooo:rsid="00a7c249" style:font-style-asian="normal" style:font-style-complex="normal"/>
    </style:style>
    <style:style style:name="T186" style:family="text">
      <style:text-properties style:use-window-font-color="true" loext:opacity="0%" fo:font-style="normal" officeooo:rsid="00a860de" style:font-style-asian="normal" style:font-style-complex="normal"/>
    </style:style>
    <style:style style:name="T187" style:family="text">
      <style:text-properties style:use-window-font-color="true" loext:opacity="0%" fo:font-style="normal" officeooo:rsid="00a9a801" style:font-style-asian="normal" style:font-style-complex="normal"/>
    </style:style>
    <style:style style:name="T188" style:family="text">
      <style:text-properties style:use-window-font-color="true" loext:opacity="0%" fo:font-style="normal" officeooo:rsid="00ab30c8" style:font-style-asian="normal" style:font-style-complex="normal"/>
    </style:style>
    <style:style style:name="T189" style:family="text">
      <style:text-properties style:use-window-font-color="true" loext:opacity="0%" fo:font-style="normal" officeooo:rsid="00acfe9d" style:font-style-asian="normal" style:font-style-complex="normal"/>
    </style:style>
    <style:style style:name="T190" style:family="text">
      <style:text-properties style:use-window-font-color="true" loext:opacity="0%" fo:font-style="normal" officeooo:rsid="00af6e37" style:font-style-asian="normal" style:font-style-complex="normal"/>
    </style:style>
    <style:style style:name="T191" style:family="text">
      <style:text-properties style:use-window-font-color="true" loext:opacity="0%" fo:font-style="normal" officeooo:rsid="00b148b2" style:font-style-asian="normal" style:font-style-complex="normal"/>
    </style:style>
    <style:style style:name="T192" style:family="text">
      <style:text-properties style:use-window-font-color="true" loext:opacity="0%" fo:font-style="normal" officeooo:rsid="00b43ea2" style:font-style-asian="normal" style:font-style-complex="normal"/>
    </style:style>
    <style:style style:name="T193" style:family="text">
      <style:text-properties style:use-window-font-color="true" loext:opacity="0%" fo:font-style="normal" officeooo:rsid="00b5a935" style:font-style-asian="normal" style:font-style-complex="normal"/>
    </style:style>
    <style:style style:name="T194" style:family="text">
      <style:text-properties style:use-window-font-color="true" loext:opacity="0%" fo:font-style="normal" officeooo:rsid="00b7081a" style:font-style-asian="normal" style:font-style-complex="normal"/>
    </style:style>
    <style:style style:name="T195" style:family="text">
      <style:text-properties style:use-window-font-color="true" loext:opacity="0%" fo:font-style="normal" officeooo:rsid="00b7ce54" style:font-style-asian="normal" style:font-style-complex="normal"/>
    </style:style>
    <style:style style:name="T196" style:family="text">
      <style:text-properties style:use-window-font-color="true" loext:opacity="0%" fo:font-style="normal" officeooo:rsid="00b89453" style:font-style-asian="normal" style:font-style-complex="normal"/>
    </style:style>
    <style:style style:name="T197" style:family="text">
      <style:text-properties style:use-window-font-color="true" loext:opacity="0%" fo:font-style="normal" officeooo:rsid="00c97606" style:font-style-asian="normal" style:font-style-complex="normal"/>
    </style:style>
    <style:style style:name="T198" style:family="text">
      <style:text-properties style:use-window-font-color="true" loext:opacity="0%" fo:font-style="normal" officeooo:rsid="00cd1938" style:font-style-asian="normal" style:font-style-complex="normal"/>
    </style:style>
    <style:style style:name="T199" style:family="text">
      <style:text-properties style:use-window-font-color="true" loext:opacity="0%" fo:font-style="normal" officeooo:rsid="00d21295" style:font-style-asian="normal" style:font-style-complex="normal"/>
    </style:style>
    <style:style style:name="T200" style:family="text">
      <style:text-properties style:use-window-font-color="true" loext:opacity="0%" fo:font-style="normal" officeooo:rsid="00d2190d" style:font-style-asian="normal" style:font-style-complex="normal"/>
    </style:style>
    <style:style style:name="T201" style:family="text">
      <style:text-properties style:use-window-font-color="true" loext:opacity="0%" fo:font-style="normal" officeooo:rsid="00db690a" style:font-style-asian="normal" style:font-style-complex="normal"/>
    </style:style>
    <style:style style:name="T202" style:family="text">
      <style:text-properties style:use-window-font-color="true" loext:opacity="0%" fo:font-style="normal" officeooo:rsid="0046a0c8" style:font-style-asian="normal" style:font-style-complex="normal"/>
    </style:style>
    <style:style style:name="T203" style:family="text">
      <style:text-properties style:use-window-font-color="true" loext:opacity="0%" fo:font-style="normal" officeooo:rsid="00f60df5" style:font-style-asian="normal" style:font-style-complex="normal"/>
    </style:style>
    <style:style style:name="T204" style:family="text">
      <style:text-properties style:use-window-font-color="true" loext:opacity="0%" fo:font-style="normal" officeooo:rsid="0107dcf1" style:font-style-asian="normal" style:font-style-complex="normal"/>
    </style:style>
    <style:style style:name="T205" style:family="text">
      <style:text-properties style:use-window-font-color="true" loext:opacity="0%" fo:font-style="normal" officeooo:rsid="010880e3" style:font-style-asian="normal" style:font-style-complex="normal"/>
    </style:style>
    <style:style style:name="T206" style:family="text">
      <style:text-properties style:use-window-font-color="true" loext:opacity="0%" fo:font-style="normal" officeooo:rsid="0104b48b" style:font-style-asian="normal" style:font-style-complex="normal"/>
    </style:style>
    <style:style style:name="T207" style:family="text">
      <style:text-properties style:use-window-font-color="true" loext:opacity="0%" fo:font-style="normal" officeooo:rsid="010f7707" style:font-style-asian="normal" style:font-style-complex="normal"/>
    </style:style>
    <style:style style:name="T208" style:family="text">
      <style:text-properties style:use-window-font-color="true" loext:opacity="0%" fo:font-style="normal" officeooo:rsid="012ab0a6" style:font-style-asian="normal" style:font-style-complex="normal"/>
    </style:style>
    <style:style style:name="T209" style:family="text">
      <style:text-properties style:use-window-font-color="true" loext:opacity="0%" fo:font-style="normal" officeooo:rsid="012f5ef6" style:font-style-asian="normal" style:font-style-complex="normal"/>
    </style:style>
    <style:style style:name="T210" style:family="text">
      <style:text-properties style:use-window-font-color="true" loext:opacity="0%" fo:font-style="normal" officeooo:rsid="0134f86d" style:font-style-asian="normal" style:font-style-complex="normal"/>
    </style:style>
    <style:style style:name="T211" style:family="text">
      <style:text-properties style:use-window-font-color="true" loext:opacity="0%" fo:font-style="normal" officeooo:rsid="013616f4" style:font-style-asian="normal" style:font-style-complex="normal"/>
    </style:style>
    <style:style style:name="T212" style:family="text">
      <style:text-properties style:use-window-font-color="true" loext:opacity="0%" fo:font-style="normal" officeooo:rsid="0137f205" style:font-style-asian="normal" style:font-style-complex="normal"/>
    </style:style>
    <style:style style:name="T213" style:family="text">
      <style:text-properties style:use-window-font-color="true" loext:opacity="0%" fo:font-style="normal" officeooo:rsid="01389ae8" style:font-style-asian="normal" style:font-style-complex="normal"/>
    </style:style>
    <style:style style:name="T214" style:family="text">
      <style:text-properties style:use-window-font-color="true" loext:opacity="0%" fo:font-style="normal" officeooo:rsid="0139b52a" style:font-style-asian="normal" style:font-style-complex="normal"/>
    </style:style>
    <style:style style:name="T215" style:family="text">
      <style:text-properties style:use-window-font-color="true" loext:opacity="0%" fo:font-style="normal" officeooo:rsid="013a8cfb" style:font-style-asian="normal" style:font-style-complex="normal"/>
    </style:style>
    <style:style style:name="T216" style:family="text">
      <style:text-properties style:use-window-font-color="true" loext:opacity="0%" fo:font-style="normal" officeooo:rsid="0145bf2d" style:font-style-asian="normal" style:font-style-complex="normal"/>
    </style:style>
    <style:style style:name="T217" style:family="text">
      <style:text-properties style:use-window-font-color="true" loext:opacity="0%" fo:font-style="normal" officeooo:rsid="014f0a6e" style:font-style-asian="normal" style:font-style-complex="normal"/>
    </style:style>
    <style:style style:name="T218" style:family="text">
      <style:text-properties style:use-window-font-color="true" loext:opacity="0%" fo:font-style="normal" officeooo:rsid="0150ef6a" style:font-style-asian="normal" style:font-style-complex="normal"/>
    </style:style>
    <style:style style:name="T219" style:family="text">
      <style:text-properties style:use-window-font-color="true" loext:opacity="0%" fo:font-style="normal" officeooo:rsid="01520a9d" style:font-style-asian="normal" style:font-style-complex="normal"/>
    </style:style>
    <style:style style:name="T220" style:family="text">
      <style:text-properties style:use-window-font-color="true" loext:opacity="0%" fo:font-style="normal" officeooo:rsid="0162ab45" style:font-style-asian="normal" style:font-style-complex="normal"/>
    </style:style>
    <style:style style:name="T221" style:family="text">
      <style:text-properties style:use-window-font-color="true" loext:opacity="0%" fo:font-style="normal" officeooo:rsid="017760dc" style:font-style-asian="normal" style:font-style-complex="normal"/>
    </style:style>
    <style:style style:name="T222" style:family="text">
      <style:text-properties style:use-window-font-color="true" loext:opacity="0%" fo:font-style="normal" officeooo:rsid="0182ecef" style:font-style-asian="normal" style:font-style-complex="normal"/>
    </style:style>
    <style:style style:name="T223" style:family="text">
      <style:text-properties style:use-window-font-color="true" loext:opacity="0%" fo:font-style="normal" officeooo:rsid="0184d456" style:font-style-asian="normal" style:font-style-complex="normal"/>
    </style:style>
    <style:style style:name="T224" style:family="text">
      <style:text-properties style:use-window-font-color="true" loext:opacity="0%" fo:font-style="normal" fo:font-weight="bold" officeooo:rsid="00248528" style:font-style-asian="normal" style:font-weight-asian="bold" style:font-style-complex="normal" style:font-weight-complex="bold"/>
    </style:style>
    <style:style style:name="T225" style:family="text">
      <style:text-properties style:use-window-font-color="true" loext:opacity="0%" fo:font-style="normal" fo:font-weight="bold" officeooo:rsid="00516cdc" style:font-style-asian="normal" style:font-weight-asian="bold" style:font-style-complex="normal" style:font-weight-complex="bold"/>
    </style:style>
    <style:style style:name="T226" style:family="text">
      <style:text-properties style:use-window-font-color="true" loext:opacity="0%" fo:font-style="normal" fo:font-weight="bold" officeooo:rsid="00453fd2" style:font-style-asian="normal" style:font-weight-asian="bold" style:font-style-complex="normal" style:font-weight-complex="bold"/>
    </style:style>
    <style:style style:name="T227" style:family="text">
      <style:text-properties style:use-window-font-color="true" loext:opacity="0%" fo:font-style="normal" fo:font-weight="bold" officeooo:rsid="002abec7" style:font-style-asian="normal" style:font-weight-asian="bold" style:font-style-complex="normal" style:font-weight-complex="bold"/>
    </style:style>
    <style:style style:name="T228" style:family="text"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T229" style:family="text">
      <style:text-properties style:use-window-font-color="true" loext:opacity="0%" fo:font-style="normal" fo:font-weight="normal" officeooo:rsid="00516cdc" style:font-style-asian="normal" style:font-weight-asian="normal" style:font-style-complex="normal" style:font-weight-complex="normal"/>
    </style:style>
    <style:style style:name="T230" style:family="text">
      <style:text-properties style:use-window-font-color="true" loext:opacity="0%" fo:font-style="normal" fo:font-weight="normal" officeooo:rsid="0012086d" style:font-style-asian="normal" style:font-weight-asian="normal" style:font-style-complex="normal" style:font-weight-complex="normal"/>
    </style:style>
    <style:style style:name="T231" style:family="text">
      <style:text-properties style:use-window-font-color="true" loext:opacity="0%" fo:font-style="normal" fo:font-weight="normal" officeooo:rsid="00453fd2" style:font-style-asian="normal" style:font-weight-asian="normal" style:font-style-complex="normal" style:font-weight-complex="normal"/>
    </style:style>
    <style:style style:name="T232" style:family="text">
      <style:text-properties style:use-window-font-color="true" loext:opacity="0%" fo:font-style="normal" fo:font-weight="normal" officeooo:rsid="002abec7" style:font-style-asian="normal" style:font-weight-asian="normal" style:font-style-complex="normal" style:font-weight-complex="normal"/>
    </style:style>
    <style:style style:name="T233" style:family="text">
      <style:text-properties style:use-window-font-color="true" loext:opacity="0%" fo:font-style="normal" fo:font-weight="normal" officeooo:rsid="001cba87" style:font-style-asian="normal" style:font-weight-asian="normal" style:font-style-complex="normal" style:font-weight-complex="normal"/>
    </style:style>
    <style:style style:name="T234" style:family="text">
      <style:text-properties style:use-window-font-color="true" loext:opacity="0%" fo:font-style="normal" fo:font-weight="normal" officeooo:rsid="0127ea81" style:font-style-asian="normal" style:font-weight-asian="normal" style:font-style-complex="normal" style:font-weight-complex="normal"/>
    </style:style>
    <style:style style:name="T235" style:family="text">
      <style:text-properties style:use-window-font-color="true" loext:opacity="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36" style:family="text">
      <style:text-properties style:use-window-font-color="true" loext:opacity="0%" fo:font-style="normal" style:text-underline-style="solid" style:text-underline-width="auto" style:text-underline-color="font-color" fo:font-weight="normal" officeooo:rsid="0099e260" style:font-style-asian="normal" style:font-weight-asian="normal" style:font-style-complex="normal" style:font-weight-complex="normal"/>
    </style:style>
    <style:style style:name="T237" style:family="text">
      <style:text-properties style:use-window-font-color="true" loext:opacity="0%" fo:font-style="normal" style:text-underline-style="solid" style:text-underline-width="auto" style:text-underline-color="font-color" fo:font-weight="normal" officeooo:rsid="00a5402e" style:font-style-asian="normal" style:font-weight-asian="normal" style:font-style-complex="normal" style:font-weight-complex="normal"/>
    </style:style>
    <style:style style:name="T238" style:family="text">
      <style:text-properties style:use-window-font-color="true" loext:opacity="0%" fo:font-style="normal" style:text-underline-style="solid" style:text-underline-width="auto" style:text-underline-color="font-color" fo:font-weight="normal" officeooo:rsid="00a7c249" style:font-style-asian="normal" style:font-weight-asian="normal" style:font-style-complex="normal" style:font-weight-complex="normal"/>
    </style:style>
    <style:style style:name="T239" style:family="text">
      <style:text-properties style:use-window-font-color="true" loext:opacity="0%" fo:font-style="normal" style:text-underline-style="solid" style:text-underline-width="auto" style:text-underline-color="font-color" fo:font-weight="normal" officeooo:rsid="00a860de" style:font-style-asian="normal" style:font-weight-asian="normal" style:font-style-complex="normal" style:font-weight-complex="normal"/>
    </style:style>
    <style:style style:name="T240" style:family="text">
      <style:text-properties style:use-window-font-color="true" loext:opacity="0%" fo:font-style="normal" style:text-underline-style="solid" style:text-underline-width="auto" style:text-underline-color="font-color" fo:font-weight="normal" officeooo:rsid="00a9a801" style:font-style-asian="normal" style:font-weight-asian="normal" style:font-style-complex="normal" style:font-weight-complex="normal"/>
    </style:style>
    <style:style style:name="T241" style:family="text">
      <style:text-properties style:use-window-font-color="true" loext:opacity="0%" fo:font-style="normal" style:text-underline-style="solid" style:text-underline-width="auto" style:text-underline-color="font-color" fo:font-weight="normal" officeooo:rsid="00acfe9d" style:font-style-asian="normal" style:font-weight-asian="normal" style:font-style-complex="normal" style:font-weight-complex="normal"/>
    </style:style>
    <style:style style:name="T242" style:family="text">
      <style:text-properties style:use-window-font-color="true" loext:opacity="0%" fo:font-style="normal" style:text-underline-style="solid" style:text-underline-width="auto" style:text-underline-color="font-color" fo:font-weight="normal" officeooo:rsid="00af6e37" style:font-style-asian="normal" style:font-weight-asian="normal" style:font-style-complex="normal" style:font-weight-complex="normal"/>
    </style:style>
    <style:style style:name="T243" style:family="text">
      <style:text-properties style:use-window-font-color="true" loext:opacity="0%" fo:font-style="normal" style:text-underline-style="solid" style:text-underline-width="auto" style:text-underline-color="font-color" fo:font-weight="normal" officeooo:rsid="00b5a935" style:font-style-asian="normal" style:font-weight-asian="normal" style:font-style-complex="normal" style:font-weight-complex="normal"/>
    </style:style>
    <style:style style:name="T244" style:family="text">
      <style:text-properties style:use-window-font-color="true" loext:opacity="0%" fo:font-style="normal" style:text-underline-style="solid" style:text-underline-width="auto" style:text-underline-color="font-color" fo:font-weight="normal" officeooo:rsid="00b7ce54" style:font-style-asian="normal" style:font-weight-asian="normal" style:font-style-complex="normal" style:font-weight-complex="normal"/>
    </style:style>
    <style:style style:name="T245" style:family="text">
      <style:text-properties style:use-window-font-color="true" loext:opacity="0%" officeooo:rsid="0012086d"/>
    </style:style>
    <style:style style:name="T246" style:family="text">
      <style:text-properties style:use-window-font-color="true" loext:opacity="0%" officeooo:rsid="001cba87"/>
    </style:style>
    <style:style style:name="T247" style:family="text">
      <style:text-properties style:use-window-font-color="true" loext:opacity="0%" fo:font-weight="bold" officeooo:rsid="00248528" style:font-weight-asian="bold" style:font-weight-complex="bold"/>
    </style:style>
    <style:style style:name="T248" style:family="text">
      <style:text-properties style:use-window-font-color="true" loext:opacity="0%" style:text-position="super 58%" officeooo:rsid="00e28af4"/>
    </style:style>
    <style:style style:name="T249" style:family="text">
      <style:text-properties style:use-window-font-color="true" loext:opacity="0%" style:text-position="super 58%" officeooo:rsid="013bc58f"/>
    </style:style>
    <style:style style:name="T250" style:family="text">
      <style:text-properties officeooo:rsid="008db012"/>
    </style:style>
    <style:style style:name="T251" style:family="text">
      <style:text-properties officeooo:rsid="008dcff7"/>
    </style:style>
    <style:style style:name="T252" style:family="text">
      <style:text-properties officeooo:rsid="009d02ae"/>
    </style:style>
    <style:style style:name="T253" style:family="text">
      <style:text-properties officeooo:rsid="00a0024e"/>
    </style:style>
    <style:style style:name="T25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5" style:family="text">
      <style:text-properties style:text-underline-style="solid" style:text-underline-width="auto" style:text-underline-color="font-color" fo:font-weight="normal" officeooo:rsid="00a0024e" style:font-weight-asian="normal" style:font-weight-complex="normal"/>
    </style:style>
    <style:style style:name="T256" style:family="text">
      <style:text-properties officeooo:rsid="00d59995"/>
    </style:style>
    <style:style style:name="T257" style:family="text">
      <style:text-properties officeooo:rsid="00dde637"/>
    </style:style>
    <style:style style:name="T258" style:family="text">
      <style:text-properties officeooo:rsid="00e28af4"/>
    </style:style>
    <style:style style:name="T259" style:family="text">
      <style:text-properties officeooo:rsid="00e4ab23"/>
    </style:style>
    <style:style style:name="T260" style:family="text">
      <style:text-properties officeooo:rsid="00eaf3c2"/>
    </style:style>
    <style:style style:name="T261" style:family="text">
      <style:text-properties style:text-line-through-style="none" style:text-line-through-type="none" style:text-position="super 58%" officeooo:rsid="00e86edf"/>
    </style:style>
    <style:style style:name="T262" style:family="text">
      <style:text-properties style:text-line-through-style="none" style:text-line-through-type="none" style:text-position="super 58%" officeooo:rsid="00e3db56"/>
    </style:style>
    <style:style style:name="T263" style:family="text">
      <style:text-properties style:text-position="super 58%" officeooo:rsid="00e28af4"/>
    </style:style>
    <style:style style:name="T264" style:family="text">
      <style:text-properties style:text-position="super 58%" officeooo:rsid="01165907"/>
    </style:style>
    <style:style style:name="T265" style:family="text">
      <style:text-properties style:text-position="super 58%" officeooo:rsid="01177879"/>
    </style:style>
    <style:style style:name="T266" style:family="text">
      <style:text-properties style:text-position="super 58%" officeooo:rsid="013bc58f"/>
    </style:style>
    <style:style style:name="T267" style:family="text">
      <style:text-properties style:text-position="super 58%" officeooo:rsid="018e0364"/>
    </style:style>
    <style:style style:name="T268" style:family="text">
      <style:text-properties style:text-position="super 58%" officeooo:rsid="018fc387"/>
    </style:style>
    <style:style style:name="T269" style:family="text">
      <style:text-properties style:text-position="super 58%" officeooo:rsid="01956b65"/>
    </style:style>
    <style:style style:name="T270" style:family="text">
      <style:text-properties style:text-position="super 58%" officeooo:rsid="01963c09"/>
    </style:style>
    <style:style style:name="T271" style:family="text">
      <style:text-properties style:text-position="super 58%" officeooo:rsid="0196c4aa"/>
    </style:style>
    <style:style style:name="T272" style:family="text">
      <style:text-properties style:text-position="super 58%" officeooo:rsid="01a13dee"/>
    </style:style>
    <style:style style:name="T273" style:family="text">
      <style:text-properties officeooo:rsid="00f88f35"/>
    </style:style>
    <style:style style:name="T274" style:family="text">
      <style:text-properties officeooo:rsid="00f96045"/>
    </style:style>
    <style:style style:name="T275" style:family="text">
      <style:text-properties officeooo:rsid="00f99bdb"/>
    </style:style>
    <style:style style:name="T276" style:family="text">
      <style:text-properties officeooo:rsid="00fc09f5"/>
    </style:style>
    <style:style style:name="T277" style:family="text">
      <style:text-properties officeooo:rsid="00fc9585"/>
    </style:style>
    <style:style style:name="T278" style:family="text">
      <style:text-properties officeooo:rsid="00fcf66f"/>
    </style:style>
    <style:style style:name="T279" style:family="text">
      <style:text-properties officeooo:rsid="00fea316"/>
    </style:style>
    <style:style style:name="T280" style:family="text">
      <style:text-properties officeooo:rsid="00ffd269"/>
    </style:style>
    <style:style style:name="T281" style:family="text">
      <style:text-properties officeooo:rsid="010041cc"/>
    </style:style>
    <style:style style:name="T282" style:family="text">
      <style:text-properties officeooo:rsid="0102208a"/>
    </style:style>
    <style:style style:name="T283" style:family="text">
      <style:text-properties officeooo:rsid="0102425b"/>
    </style:style>
    <style:style style:name="T284" style:family="text">
      <style:text-properties officeooo:rsid="01036f0e"/>
    </style:style>
    <style:style style:name="T285" style:family="text">
      <style:text-properties officeooo:rsid="0104468c"/>
    </style:style>
    <style:style style:name="T286" style:family="text">
      <style:text-properties officeooo:rsid="010880e3"/>
    </style:style>
    <style:style style:name="T287" style:family="text">
      <style:text-properties officeooo:rsid="010a2d88"/>
    </style:style>
    <style:style style:name="T288" style:family="text">
      <style:text-properties officeooo:rsid="010bc056"/>
    </style:style>
    <style:style style:name="T289" style:family="text">
      <style:text-properties officeooo:rsid="010d9101"/>
    </style:style>
    <style:style style:name="T290" style:family="text">
      <style:text-properties officeooo:rsid="01110ba7"/>
    </style:style>
    <style:style style:name="T291" style:family="text">
      <style:text-properties officeooo:rsid="01128a34"/>
    </style:style>
    <style:style style:name="T292" style:family="text">
      <style:text-properties officeooo:rsid="0112b6cc"/>
    </style:style>
    <style:style style:name="T293" style:family="text">
      <style:text-properties officeooo:rsid="01140c53"/>
    </style:style>
    <style:style style:name="T294" style:family="text">
      <style:text-properties officeooo:rsid="0114dfcf"/>
    </style:style>
    <style:style style:name="T295" style:family="text">
      <style:text-properties officeooo:rsid="011faad6"/>
    </style:style>
    <style:style style:name="T296" style:family="text">
      <style:text-properties officeooo:rsid="0125db57"/>
    </style:style>
    <style:style style:name="T297" style:family="text">
      <style:text-properties officeooo:rsid="012cb7f2"/>
    </style:style>
    <style:style style:name="T298" style:family="text">
      <style:text-properties officeooo:rsid="012d4f81"/>
    </style:style>
    <style:style style:name="T299" style:family="text">
      <style:text-properties officeooo:rsid="012f47df"/>
    </style:style>
    <style:style style:name="T300" style:family="text">
      <style:text-properties officeooo:rsid="013050d4"/>
    </style:style>
    <style:style style:name="T301" style:family="text">
      <style:text-properties officeooo:rsid="013209cb"/>
    </style:style>
    <style:style style:name="T302" style:family="text">
      <style:text-properties officeooo:rsid="013dc52b"/>
    </style:style>
    <style:style style:name="T303" style:family="text">
      <style:text-properties officeooo:rsid="013f8cdf"/>
    </style:style>
    <style:style style:name="T304" style:family="text">
      <style:text-properties officeooo:rsid="01414a89"/>
    </style:style>
    <style:style style:name="T305" style:family="text">
      <style:text-properties officeooo:rsid="01467fc6"/>
    </style:style>
    <style:style style:name="T306" style:family="text">
      <style:text-properties officeooo:rsid="014a7698"/>
    </style:style>
    <style:style style:name="T307" style:family="text">
      <style:text-properties officeooo:rsid="0153a005"/>
    </style:style>
    <style:style style:name="T308" style:family="text">
      <style:text-properties officeooo:rsid="0156da3e"/>
    </style:style>
    <style:style style:name="T309" style:family="text">
      <style:text-properties officeooo:rsid="0158cb91"/>
    </style:style>
    <style:style style:name="T310" style:family="text">
      <style:text-properties officeooo:rsid="01596469"/>
    </style:style>
    <style:style style:name="T311" style:family="text">
      <style:text-properties officeooo:rsid="015a18f2"/>
    </style:style>
    <style:style style:name="T312" style:family="text">
      <style:text-properties officeooo:rsid="015bab5a"/>
    </style:style>
    <style:style style:name="T313" style:family="text">
      <style:text-properties officeooo:rsid="015d8e94"/>
    </style:style>
    <style:style style:name="T314" style:family="text">
      <style:text-properties officeooo:rsid="016033d2"/>
    </style:style>
    <style:style style:name="T315" style:family="text">
      <style:text-properties officeooo:rsid="016655bd"/>
    </style:style>
    <style:style style:name="T316" style:family="text">
      <style:text-properties officeooo:rsid="01670a0d"/>
    </style:style>
    <style:style style:name="T317" style:family="text">
      <style:text-properties officeooo:rsid="0168a4c6"/>
    </style:style>
    <style:style style:name="T318" style:family="text">
      <style:text-properties officeooo:rsid="0169df9b"/>
    </style:style>
    <style:style style:name="T319" style:family="text">
      <style:text-properties officeooo:rsid="016a15dd"/>
    </style:style>
    <style:style style:name="T320" style:family="text">
      <style:text-properties officeooo:rsid="016afb13"/>
    </style:style>
    <style:style style:name="T321" style:family="text">
      <style:text-properties officeooo:rsid="016b3060"/>
    </style:style>
    <style:style style:name="T322" style:family="text">
      <style:text-properties officeooo:rsid="0177d228"/>
    </style:style>
    <style:style style:name="T323" style:family="text">
      <style:text-properties officeooo:rsid="01884da1"/>
    </style:style>
    <style:style style:name="T324" style:family="text">
      <style:text-properties officeooo:rsid="0189442a"/>
    </style:style>
    <style:style style:name="T325" style:family="text">
      <style:text-properties officeooo:rsid="018d361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EEE Intern<text:span text:style-name="T170">a</text:span>tional Conference o<text:span text:style-name="T169">n </text:span>Factory Communication Systems<text:line-break/><text:span text:style-name="T167"> </text:span></text:p>
      <text:p text:style-name="P8"><text:span text:style-name="T168">Rostock, Germany, June 10-13, </text:span>WFCS 2025</text:p>
      <text:p text:style-name="P162">Legend: <text:span text:style-name="T19">S</text:span>imulation, <text:span text:style-name="T19">P</text:span>resentation, <text:span text:style-name="T19">N</text:span>otes complete</text:p>
      <text:h text:style-name="P3" text:outline-level="1">Preface <text:span text:style-name="T263">(</text:span><text:span text:style-name="T265">PN</text:span><text:span text:style-name="T263">)<text:line-break/></text:span><text:span text:style-name="T267">40s </text:span><text:span text:style-name="T272">~ 1m</text:span></text:h>
      <text:list text:style-name="L1">
        <text:list-item>
          <text:p text:style-name="P9"><text:span text:style-name="T9">Switch</text:span><text:span text:style-name="T5"> </text:span><text:span text:style-name="T7">to </text:span><text:span text:style-name="T20">P</text:span><text:span text:style-name="T21">resentation</text:span>: <text:span text:style-name="T41">IEEE Conference on Factory Communication</text:span></text:p>
        </text:list-item>
        <text:list-item>
          <text:p text:style-name="P10">Introduce myself, <text:span text:style-name="T295">education and professional background</text:span></text:p>
        </text:list-item>
      </text:list>
      <text:h text:style-name="P3" text:outline-level="1">Introduction <text:span text:style-name="T259">to</text:span> OMNeT and INET <text:span text:style-name="T263">(</text:span><text:span text:style-name="T264">P</text:span><text:span text:style-name="T265">N</text:span><text:span text:style-name="T263">)<text:line-break/></text:span><text:span text:style-name="T267">90 + 60 + 60 </text:span><text:span text:style-name="T268">+ 60 = 270</text:span><text:span text:style-name="T267">s </text:span><text:span text:style-name="T272">~ 5</text:span><text:span text:style-name="T270">m</text:span></text:h>
      <text:list text:style-name="L2">
        <text:list-item>
          <text:p text:style-name="P11"><text:span text:style-name="T14">Next</text:span> slide: <text:span text:style-name="T41">Introduction to OMNeT++</text:span><text:span text:style-name="T132"> </text:span><text:span text:style-name="T137">(P) </text:span><text:span text:style-name="T133">90s</text:span></text:p>
        </text:list-item>
        <text:list-item>
          <text:p text:style-name="P13"><text:span text:style-name="T257">Ask w</text:span>ho is familiar with network simulation in general, <text:span text:style-name="T316">then with </text:span>OMNeT</text:p>
        </text:list-item>
        <text:list-item>
          <text:p text:style-name="P14">Explain what is OMNeT, <text:span text:style-name="T319">mention these:</text:span></text:p>
          <text:list>
            <text:list-item>
              <text:p text:style-name="P14">Cross platform, open-source C++ discrete-event simulator</text:p>
            </text:list-item>
            <text:list-item>
              <text:p text:style-name="P14">Eclipse based C++ Integrated Development Enviroment</text:p>
            </text:list-item>
            <text:list-item>
              <text:p text:style-name="P14">Rich graphical simulation runtime</text:p>
            </text:list-item>
            <text:list-item>
              <text:p text:style-name="P14">Modular architecture for composable simulation models</text:p>
            </text:list-item>
            <text:list-item>
              <text:p text:style-name="P14">Flexible simulation parameterization</text:p>
            </text:list-item>
            <text:list-item>
              <text:p text:style-name="P14">Built-in result analysis using Python</text:p>
            </text:list-item>
            <text:list-item>
              <text:p text:style-name="P14">Emulation support, hardware-in-the-loop</text:p>
            </text:list-item>
          </text:list>
        </text:list-item>
        <text:list-item>
          <text:p text:style-name="P12"><text:span text:style-name="T14">Next</text:span> slide: <text:span text:style-name="T41">Introduction to </text:span><text:span text:style-name="T72">INET </text:span><text:span text:style-name="T73">Framework</text:span><text:span text:style-name="T134"> </text:span><text:span text:style-name="T137">(P) </text:span><text:span text:style-name="T133">60s</text:span></text:p>
        </text:list-item>
        <text:list-item>
          <text:p text:style-name="P17">Ask who knows how TSN features work</text:p>
        </text:list-item>
        <text:list-item>
          <text:p text:style-name="P15">Explain what is INET, <text:span text:style-name="T317">mention </text:span><text:span text:style-name="T320">these:</text:span></text:p>
          <text:list>
            <text:list-item>
              <text:p text:style-name="P15"><text:span text:style-name="T318">network wide </text:span><text:span text:style-name="T317">configurators</text:span></text:p>
            </text:list-item>
            <text:list-item>
              <text:p text:style-name="P18">visualization</text:p>
            </text:list-item>
          </text:list>
        </text:list-item>
        <text:list-item>
          <text:p text:style-name="P16"><text:span text:style-name="T14">Next</text:span><text:span text:style-name="T4"> slide: </text:span><text:span text:style-name="T81">Relevance to</text:span><text:span text:style-name="T74"> Factory Automation</text:span><text:span text:style-name="T134"> </text:span><text:span text:style-name="T137">(P) </text:span><text:span text:style-name="T133">60s</text:span></text:p>
        </text:list-item>
        <text:list-item>
          <text:p text:style-name="P19">Explain what could be OMNeT++/INET used for, <text:span text:style-name="T321">mention these:</text:span></text:p>
          <text:list>
            <text:list-item>
              <text:p text:style-name="P19"><text:soft-page-break/>Ability to research and analyze custom </text:p>
            </text:list-item>
            <text:list-item>
              <text:p text:style-name="P19">Research and analyze custom industrial Ethernet networks</text:p>
            </text:list-item>
            <text:list-item>
              <text:p text:style-name="P19">Model and analyze industrial Ethernet networks</text:p>
            </text:list-item>
            <text:list-item>
              <text:p text:style-name="P19">Design and validate resilient, low-latency networks</text:p>
            </text:list-item>
            <text:list-item>
              <text:p text:style-name="P19">Use realistic traffic patterns</text:p>
            </text:list-item>
            <text:list-item>
              <text:p text:style-name="P19">Analyze latency, jitter and packet loss</text:p>
            </text:list-item>
          </text:list>
        </text:list-item>
        <text:list-item>
          <text:p text:style-name="P16"><text:span text:style-name="T14">Next</text:span><text:span text:style-name="T4"> slide: </text:span><text:span text:style-name="T42">Covered Topics</text:span><text:span text:style-name="T135"> </text:span><text:span text:style-name="T137">(P) </text:span><text:span text:style-name="T136">60s</text:span></text:p>
        </text:list-item>
        <text:list-item>
          <text:p text:style-name="P20">Explain <text:span text:style-name="T26">what th</text:span><text:span text:style-name="T282">is </text:span><text:span text:style-name="T40">tutorial </text:span><text:span text:style-name="T26">is about</text:span></text:p>
          <text:list>
            <text:list-item>
              <text:p text:style-name="P23">do NOT explain IEEE TSN standard features and well known mechanism</text:p>
            </text:list-item>
            <text:list-item>
              <text:p text:style-name="P23">message <text:span text:style-name="T323">to </text:span>take home: omnet allows for freely experimenting with TSN tools to tackle problems and create solutions</text:p>
            </text:list-item>
            <text:list-item>
              <text:p text:style-name="P24"><text:span text:style-name="T324">I’m going to </text:span>demonstrate that this is a simulation tool for supporting research and not restricted to standard compliance</text:p>
            </text:list-item>
            <text:list-item>
              <text:p text:style-name="P25">Hands on experience using the presentation, the IDE, and the simulation runtime</text:p>
              <text:list>
                <text:list-item>
                  <text:p text:style-name="P25"><text:span text:style-name="T325">network</text:span><text:span text:style-name="T293"> editor, </text:span><text:span text:style-name="T325">simulation parameters</text:span><text:span text:style-name="T293"> editor, sequence chart, result analysis</text:span></text:p>
                </text:list-item>
              </text:list>
            </text:list-item>
            <text:list-item>
              <text:p text:style-name="P21"><text:span text:style-name="T293">S</text:span><text:span text:style-name="T292">teps are built from simple</text:span><text:span text:style-name="T315">r showcases</text:span><text:span text:style-name="T292"> to more complicated </text:span><text:span text:style-name="T315">ones</text:span></text:p>
            </text:list-item>
            <text:list-item>
              <text:p text:style-name="P26"><text:span text:style-name="T315">S</text:span>mall detours and dig deep into <text:span text:style-name="T315">various TSN </text:span>feature<text:span text:style-name="T294">s</text:span></text:p>
            </text:list-item>
          </text:list>
        </text:list-item>
      </text:list>
      <text:h text:style-name="Heading_20_1" text:outline-level="1"><text:span text:style-name="T260">Step 1, </text:span>Cut-through switching <text:span text:style-name="T263">(S</text:span><text:span text:style-name="T264">PN</text:span><text:span text:style-name="T263">)<text:line-break/></text:span><text:span text:style-name="T269">20 + 30 + 30 + 30 + 60 + 30 + 20 + 30 + 20 + 20 + 20 + 10 = 320s </text:span><text:span text:style-name="T272">~ 6</text:span><text:span text:style-name="T270">m</text:span></text:h>
      <text:list xml:id="list3442647596" text:style-name="L3">
        <text:list-item>
          <text:p text:style-name="P27"><text:span text:style-name="T14">Next</text:span><text:span text:style-name="T4"> slide: </text:span><text:span text:style-name="T43">Store-and-forward </text:span><text:span text:style-name="T77">Switching</text:span><text:span text:style-name="T138"> </text:span><text:span text:style-name="T139">(P) 20s</text:span></text:p>
        </text:list-item>
        <text:list-item>
          <text:p text:style-name="P22"><text:span text:style-name="T254">Problem</text:span>: buffering <text:span text:style-name="T252">full frame </text:span>adds delay proportional to frame siz<text:span text:style-name="T283">e, multiple hops causes even more delay</text:span></text:p>
        </text:list-item>
        <text:list-item>
          <text:p text:style-name="P33"><text:span text:style-name="T8">Switch</text:span> to <text:span text:style-name="T19">NED </text:span><text:span text:style-name="T20">E</text:span><text:span text:style-name="T19">ditor</text:span>: <text:span text:style-name="T41">CutthroughSwitching.</text:span><text:span text:style-name="T44">ned</text:span><text:span text:style-name="T140"> 30s</text:span></text:p>
        </text:list-item>
        <text:list-item>
          <text:p text:style-name="P33">Explain network topolog<text:span text:style-name="T250">y, show</text:span> <text:span text:style-name="T284">both </text:span>graphical and textual <text:span text:style-name="T250">representation, </text:span><text:span text:style-name="T285">explain syntax</text:span></text:p>
        </text:list-item>
        <text:list-item>
          <text:p text:style-name="P71"><text:span text:style-name="T9">Switch</text:span> to <text:span text:style-name="T20">INI Editor</text:span><text:span text:style-name="T30">: </text:span><text:span text:style-name="T121">CutthroughSwitching</text:span><text:span text:style-name="T84">.ini</text:span><text:span text:style-name="T144"> </text:span><text:span text:style-name="T143">30s</text:span></text:p>
        </text:list-item>
        <text:list-item>
          <text:p text:style-name="P78">Explain <text:span text:style-name="T280">application traffic configuration</text:span></text:p>
        </text:list-item>
        <text:list-item>
          <text:p text:style-name="P46"><text:span text:style-name="T8">Switch</text:span> <text:span text:style-name="T7">to </text:span><text:span text:style-name="T20">Qtenv</text:span>: <text:span text:style-name="T52">WFCS </text:span><text:span text:style-name="T45">2025 </text:span><text:span text:style-name="T52">C</text:span><text:span text:style-name="T45">ut-through </text:span><text:span text:style-name="T52">S</text:span><text:span text:style-name="T45">witching / </text:span><text:span text:style-name="T48">Store</text:span><text:span text:style-name="T71">A</text:span><text:span text:style-name="T48">nd</text:span><text:span text:style-name="T71">F</text:span><text:span text:style-name="T48">orward</text:span><text:span text:style-name="T141"> </text:span><text:span text:style-name="T140">30s</text:span></text:p>
        </text:list-item>
        <text:list-item>
          <text:p text:style-name="P126"><text:span text:style-name="T202">E</text:span><text:span text:style-name="T172">xplain what is Qtenv, what does it show and what </text:span><text:span text:style-name="T204">can be done with </text:span><text:span text:style-name="T205">it</text:span></text:p>
        </text:list-item>
        <text:list-item>
          <text:p text:style-name="P86">Run and play with animation speed to show how store-and-forward works</text:p>
        </text:list-item>
        <text:list-item>
          <text:p text:style-name="P34">Show packet animation from source to destination</text:p>
        </text:list-item>
        <text:list-item>
          <text:p text:style-name="P33">Show network node and network interface <text:span text:style-name="T18">architecture, </text:span><text:span text:style-name="T286">MAC and PHY layers</text:span></text:p>
        </text:list-item>
        <text:list-item>
          <text:p text:style-name="P127"><text:soft-page-break/><text:span text:style-name="T9">Switch</text:span> to <text:span text:style-name="T20">S</text:span><text:span text:style-name="T19">equence </text:span><text:span text:style-name="T20">C</text:span><text:span text:style-name="T19">hart</text:span><text:span text:style-name="T28">: </text:span><text:span text:style-name="T126">StoreAndForward</text:span><text:span text:style-name="T82">-#0.elog</text:span><text:span text:style-name="T142"> </text:span><text:span text:style-name="T143">60s</text:span></text:p>
        </text:list-item>
        <text:list-item>
          <text:p text:style-name="P127"><text:span text:style-name="T27">S</text:span>how packet <text:span text:style-name="T6">path</text:span> from source to destination</text:p>
        </text:list-item>
        <text:list-item>
          <text:p text:style-name="P132">Explain that the sequence chart is drawn from actual simulation data</text:p>
        </text:list-item>
        <text:list-item>
          <text:p text:style-name="P132"><text:span text:style-name="T288">Switch to</text:span> the <text:span text:style-name="T287">network interface level diagram, </text:span><text:span text:style-name="T288">explain traffic</text:span></text:p>
        </text:list-item>
        <text:list-item>
          <text:p text:style-name="P133">Enable showing the message reuses, <text:span text:style-name="T288">explain how the packet goes from incoming to outgoing interface</text:span></text:p>
        </text:list-item>
        <text:list-item>
          <text:p text:style-name="P134">Open select module diagram, <text:span text:style-name="T289">expand all children, show how many modules there are</text:span></text:p>
        </text:list-item>
        <text:list-item>
          <text:p text:style-name="P72"><text:span text:style-name="T17">Next</text:span><text:span text:style-name="T38"> slide</text:span><text:span text:style-name="T29">: </text:span><text:span text:style-name="T41">Cut-through Switching</text:span><text:span text:style-name="T145"> </text:span><text:span text:style-name="T146">3</text:span><text:span text:style-name="T143">0s</text:span></text:p>
        </text:list-item>
        <text:list-item>
          <text:p text:style-name="P135"><text:span text:style-name="T254">Solution</text:span>: begin forwarding as soon as destination MAC is recognized (after header)</text:p>
        </text:list-item>
        <text:list-item>
          <text:p text:style-name="P72"><text:span text:style-name="T9">Switch</text:span> to <text:span text:style-name="T20">INI Editor</text:span><text:span text:style-name="T30">: </text:span><text:span text:style-name="T115">Cu</text:span><text:span text:style-name="T83">tthrough</text:span><text:span text:style-name="T115">S</text:span><text:span text:style-name="T83">witching</text:span><text:span text:style-name="T84">.ini</text:span><text:span text:style-name="T145"> </text:span><text:span text:style-name="T146">2</text:span><text:span text:style-name="T143">0s</text:span></text:p>
        </text:list-item>
        <text:list-item>
          <text:p text:style-name="P136"><text:span text:style-name="T207">E</text:span><text:span text:style-name="T206">xplain separate config sections for simulations, </text:span><text:span text:style-name="T207">enabling cut-through switching</text:span></text:p>
        </text:list-item>
        <text:list-item>
          <text:p text:style-name="P73"><text:span text:style-name="T9">Switch</text:span> to <text:span text:style-name="T20">Qtenv</text:span><text:span text:style-name="T30">: </text:span><text:span text:style-name="T93">WFCS </text:span><text:span text:style-name="T85">2025 </text:span><text:span text:style-name="T93">C</text:span><text:span text:style-name="T85">ut-through </text:span><text:span text:style-name="T93">S</text:span><text:span text:style-name="T85">witching / </text:span><text:span text:style-name="T87">CutthroughSwitching</text:span><text:span text:style-name="T145"> </text:span><text:span text:style-name="T147">3</text:span><text:span text:style-name="T143">0s</text:span></text:p>
        </text:list-item>
        <text:list-item>
          <text:p text:style-name="P138">Show what changed in the network interface architecture</text:p>
        </text:list-item>
        <text:list-item>
          <text:p text:style-name="P87">Run and play with animation speed to show how <text:span text:style-name="T290">cut-through switching</text:span> works</text:p>
        </text:list-item>
        <text:list-item>
          <text:p text:style-name="P139">Show packet animation from source to destination</text:p>
        </text:list-item>
        <text:list-item>
          <text:p text:style-name="P129"><text:span text:style-name="T9">Switch</text:span> to <text:span text:style-name="T20">S</text:span><text:span text:style-name="T19">equence </text:span><text:span text:style-name="T20">C</text:span><text:span text:style-name="T19">hart</text:span><text:span text:style-name="T28">: </text:span><text:span text:style-name="T82">CutthroughSwitching-#0.elog</text:span><text:span text:style-name="T142"> </text:span><text:span text:style-name="T147">2</text:span><text:span text:style-name="T143">0s</text:span></text:p>
        </text:list-item>
        <text:list-item>
          <text:p text:style-name="P141">TODO</text:p>
        </text:list-item>
        <text:list-item>
          <text:p text:style-name="P73"><text:span text:style-name="T9">Switch</text:span> to <text:span text:style-name="T22">Scave</text:span><text:span text:style-name="T31">: </text:span><text:span text:style-name="T86">CutthroughSwitching.anf</text:span><text:span text:style-name="T127"> / End-to-end delay comparison</text:span><text:span text:style-name="T145"> </text:span><text:span text:style-name="T147">2</text:span><text:span text:style-name="T143">0s</text:span></text:p>
        </text:list-item>
        <text:list-item>
          <text:p text:style-name="P142">Explain the inputs tab and how result files are generated and loaded</text:p>
        </text:list-item>
        <text:list-item>
          <text:p text:style-name="P140">Show end-to-end delay <text:span text:style-name="T39">comparison </text:span><text:span text:style-name="T251">histogram and line chart, </text:span><text:span text:style-name="T291">note the large difference</text:span></text:p>
        </text:list-item>
        <text:list-item>
          <text:p text:style-name="P143">Show Python source code of the chart</text:p>
        </text:list-item>
        <text:list-item>
          <text:p text:style-name="P77"><text:span text:style-name="T17">Next</text:span><text:span text:style-name="T38"> slide</text:span><text:span text:style-name="T29">: </text:span><text:span text:style-name="T41">End-to-end Delay Validation</text:span><text:span text:style-name="T145"> </text:span><text:span text:style-name="T147">2</text:span><text:span text:style-name="T143">0s</text:span></text:p>
        </text:list-item>
        <text:list-item>
          <text:p text:style-name="P144">Explain analytical end-to-end delay calculation</text:p>
        </text:list-item>
        <text:list-item>
          <text:p text:style-name="P30"><text:span text:style-name="T14">Next</text:span><text:span text:style-name="T4"> slide: </text:span><text:span text:style-name="T43">Covered Topics </text:span><text:span text:style-name="T148">(P) </text:span><text:span text:style-name="T147">1</text:span><text:span text:style-name="T143">0s</text:span></text:p>
        </text:list-item>
      </text:list>
      <text:h text:style-name="P4" text:outline-level="1"><text:span text:style-name="T260">Step 2, </text:span>Frame preemption <text:span text:style-name="T263">(S</text:span><text:span text:style-name="T266">PN</text:span><text:span text:style-name="T263">)<text:line-break/></text:span><text:span text:style-name="T272">30 + 60 + 20 + 60 + 30 + 20 + 60 + 30 + 30 + 10 = 350s ~ 6m</text:span></text:h>
      <text:list xml:id="list113745024028415" text:continue-numbering="true" text:style-name="L3">
        <text:list-item>
          <text:p text:style-name="P31"><text:span text:style-name="T14">Next</text:span><text:span text:style-name="T4"> slide: </text:span><text:span text:style-name="T43">Long Frame </text:span><text:span text:style-name="T148">(P)</text:span><text:span text:style-name="T147"> </text:span><text:span text:style-name="T150">3</text:span><text:span text:style-name="T143">0s</text:span></text:p>
        </text:list-item>
        <text:list-item>
          <text:p text:style-name="P121"><text:span text:style-name="T166">Problem</text:span><text:span text:style-name="T158">: </text:span><text:span text:style-name="T156">normal frame </text:span><text:span text:style-name="T158">is being transmitted</text:span><text:span text:style-name="T156"> while high-priority frame </text:span><text:span text:style-name="T157">is </text:span><text:span text:style-name="T159">waiting in </text:span><text:span text:style-name="T157">queue</text:span></text:p>
        </text:list-item>
        <text:list-item>
          <text:p text:style-name="P48"><text:span text:style-name="T8">Switch</text:span> <text:span text:style-name="T7">to </text:span><text:span text:style-name="T20">Qtenv</text:span>: <text:span text:style-name="T53">WFCS </text:span><text:span text:style-name="T45">2025 </text:span><text:span text:style-name="T53">F</text:span><text:span text:style-name="T46">rame </text:span><text:span text:style-name="T53">P</text:span><text:span text:style-name="T46">reemption / </text:span><text:span text:style-name="T47">PriorityQueueing</text:span><text:span text:style-name="T147"> </text:span><text:span text:style-name="T151">6</text:span><text:span text:style-name="T143">0s</text:span></text:p>
        </text:list-item>
        <text:list-item>
          <text:p text:style-name="P88"><text:span text:style-name="T36">Open</text:span><text:span text:style-name="T32"> MAC layer priority queue, </text:span><text:span text:style-name="T33">run and show how packet classification operates</text:span></text:p>
        </text:list-item>
        <text:list-item>
          <text:p text:style-name="P122"><text:soft-page-break/><text:span text:style-name="T33">Explain how high-priority frame</text:span><text:span text:style-name="T34">s</text:span><text:span text:style-name="T33"> wait for normal frame transmissions </text:span><text:span text:style-name="T35">(best-effort-3)</text:span></text:p>
        </text:list-item>
        <text:list-item>
          <text:p text:style-name="P124"><text:span text:style-name="T37">S</text:span><text:span text:style-name="T28">how the express frame waiting in the queue while the normal frame is being transmitted</text:span></text:p>
        </text:list-item>
        <text:list-item>
          <text:p text:style-name="P130"><text:span text:style-name="T10">Switch</text:span><text:span text:style-name="T156"> to </text:span><text:span text:style-name="T161">S</text:span><text:span text:style-name="T160">equence </text:span><text:span text:style-name="T161">C</text:span><text:span text:style-name="T160">hart</text:span><text:span text:style-name="T163">: </text:span><text:span text:style-name="T82">PriorityQueueing-#0.elog</text:span><text:span text:style-name="T147"> </text:span><text:span text:style-name="T152">2</text:span><text:span text:style-name="T143">0s</text:span></text:p>
        </text:list-item>
        <text:list-item>
          <text:p text:style-name="P123"><text:span text:style-name="T163">Explain how high-priority frame</text:span><text:span text:style-name="T165">s</text:span><text:span text:style-name="T163"> wait for normal frame transmissions</text:span></text:p>
        </text:list-item>
        <text:list-item>
          <text:p text:style-name="P74"><text:span text:style-name="T11">Switch</text:span><text:span text:style-name="T163"> to </text:span><text:span text:style-name="T162">Scave</text:span><text:span text:style-name="T164">: </text:span><text:span text:style-name="T86">FramePreemption.anf / End-to-end delay for priority queueing</text:span><text:span text:style-name="T147"> </text:span><text:span text:style-name="T153">6</text:span><text:span text:style-name="T143">0s</text:span></text:p>
        </text:list-item>
        <text:list-item>
          <text:p text:style-name="P125">Show end-to-end delay histogram <text:span text:style-name="T296">and explan the </text:span>large values for high priority frames</text:p>
        </text:list-item>
        <text:list-item>
          <text:p text:style-name="P32"><text:span text:style-name="T14">Next</text:span><text:span text:style-name="T4"> slide: </text:span><text:span text:style-name="T43">Frame Preemption </text:span><text:span text:style-name="T148">(P)</text:span><text:span text:style-name="T147"> </text:span><text:span text:style-name="T150">3</text:span><text:span text:style-name="T143">0s</text:span></text:p>
        </text:list-item>
        <text:list-item>
          <text:p text:style-name="P89"><text:span text:style-name="T255">Solution</text:span>: interrupt <text:span text:style-name="T253">transmission of background</text:span> frame, <text:span text:style-name="T253">transmit high-priority frame, continue transmission of background frame</text:span></text:p>
        </text:list-item>
        <text:list-item>
          <text:p text:style-name="P75"><text:span text:style-name="T9">Switch</text:span> to <text:span text:style-name="T20">INI Editor</text:span><text:span text:style-name="T30">: </text:span><text:span text:style-name="T128">FramePreemption</text:span><text:span text:style-name="T84">.ini</text:span><text:span text:style-name="T147"> </text:span><text:span text:style-name="T154">2</text:span><text:span text:style-name="T143">0s</text:span></text:p>
        </text:list-item>
        <text:list-item>
          <text:p text:style-name="P137"><text:span text:style-name="T207">E</text:span><text:span text:style-name="T206">xplain </text:span><text:span text:style-name="T221">TODO</text:span></text:p>
        </text:list-item>
        <text:list-item>
          <text:p text:style-name="P49"><text:span text:style-name="T13">Switch</text:span><text:span text:style-name="T245"> </text:span><text:span text:style-name="T246">to </text:span><text:span text:style-name="T247">Qtenv</text:span><text:span text:style-name="T245">: </text:span><text:span text:style-name="T54">WFCS </text:span><text:span text:style-name="T45">2025 </text:span><text:span text:style-name="T54">F</text:span><text:span text:style-name="T46">rame </text:span><text:span text:style-name="T54">P</text:span><text:span text:style-name="T46">reemption / </text:span><text:span text:style-name="T51">FramePreemption</text:span><text:span text:style-name="T147"> </text:span><text:span text:style-name="T155">60</text:span><text:span text:style-name="T143">s</text:span></text:p>
        </text:list-item>
        <text:list-item>
          <text:p text:style-name="P145"><text:span text:style-name="T174">S</text:span><text:span text:style-name="T172">how </text:span><text:span text:style-name="T178">animation of </text:span><text:span text:style-name="T172">background frame transmission </text:span><text:span text:style-name="T178">being</text:span><text:span text:style-name="T172"> </text:span><text:span text:style-name="T181">interrupted</text:span><text:span text:style-name="T172"> </text:span><text:span text:style-name="T178">by high priority frame</text:span></text:p>
        </text:list-item>
        <text:list-item>
          <text:p text:style-name="P90">Open preempting MAC layer and explain how high-priority frames interrupt best-effort ones</text:p>
        </text:list-item>
        <text:list-item>
          <text:p text:style-name="P131"><text:span text:style-name="T10">Switch</text:span><text:span text:style-name="T175"> to </text:span><text:span text:style-name="T224">S</text:span><text:span text:style-name="T226">equence </text:span><text:span text:style-name="T224">C</text:span><text:span text:style-name="T226">hart</text:span><text:span text:style-name="T231">: </text:span><text:span text:style-name="T92">FramePreemption</text:span><text:span text:style-name="T91">-#0.elog</text:span><text:span text:style-name="T147"> </text:span><text:span text:style-name="T150">3</text:span><text:span text:style-name="T143">0s</text:span></text:p>
        </text:list-item>
        <text:list-item>
          <text:p text:style-name="P146"><text:span text:style-name="T231">E</text:span><text:span text:style-name="T228">xplain how frame preemption is represented, </text:span><text:span text:style-name="T234">explain how the expected future changes</text:span></text:p>
        </text:list-item>
        <text:list-item>
          <text:p text:style-name="P76"><text:span text:style-name="T11">Switch</text:span><text:span text:style-name="T231"> to </text:span><text:span text:style-name="T227">Scave</text:span><text:span text:style-name="T232">: </text:span><text:span text:style-name="T86">FramePreemption.anf / End-to-end delay </text:span><text:span text:style-name="T99">comparison</text:span><text:span text:style-name="T147"> </text:span><text:span text:style-name="T150">3</text:span><text:span text:style-name="T143">0s</text:span></text:p>
        </text:list-item>
        <text:list-item>
          <text:p text:style-name="P120">Show how end-to-end delay is reduced for high priority frames while for background frames it is almost unchanged</text:p>
        </text:list-item>
        <text:list-item>
          <text:p text:style-name="P30"><text:span text:style-name="T15">Next</text:span><text:span text:style-name="T174"> slide: </text:span><text:span text:style-name="T43">Covered Topics</text:span><text:span text:style-name="T149"> </text:span><text:span text:style-name="T148">(P) </text:span><text:span text:style-name="T147">1</text:span><text:span text:style-name="T143">0s</text:span></text:p>
        </text:list-item>
      </text:list>
      <text:h text:style-name="P5" text:outline-level="1"><text:span text:style-name="T260">Step 3, </text:span>Per-stream filtering and <text:span text:style-name="T171">policing </text:span><text:span text:style-name="T248">(S</text:span><text:span text:style-name="T249">PN</text:span><text:span text:style-name="T248">)</text:span></text:h>
      <text:list xml:id="list113744853410417" text:continue-numbering="true" text:style-name="L3">
        <text:list-item>
          <text:p text:style-name="P47"><text:span text:style-name="T15">Next</text:span><text:span text:style-name="T174"> slide: </text:span><text:span text:style-name="T61">Incoming Excess Traffic</text:span><text:span text:style-name="T43"> </text:span><text:span text:style-name="T148">(P)</text:span></text:p>
        </text:list-item>
        <text:list-item>
          <text:p text:style-name="P28"><text:span text:style-name="T236">Problem</text:span><text:span text:style-name="T180">:</text:span><text:span text:style-name="T179"> a stream exceeds its reserved rate </text:span><text:span text:style-name="T182">affecting </text:span><text:span text:style-name="T208">normally operating </text:span><text:span text:style-name="T182">streams</text:span></text:p>
        </text:list-item>
        <text:list-item>
          <text:p text:style-name="P35"><text:span text:style-name="T8">Switch</text:span> to <text:span text:style-name="T19">NED </text:span><text:span text:style-name="T20">E</text:span><text:span text:style-name="T19">ditor</text:span>: <text:span text:style-name="T78">StreamFiltering</text:span><text:span text:style-name="T41">.</text:span><text:span text:style-name="T44">ned</text:span></text:p>
        </text:list-item>
        <text:list-item>
          <text:p text:style-name="P35">Explain network topolog<text:span text:style-name="T250">y </text:span><text:span text:style-name="T322">TODO</text:span></text:p>
        </text:list-item>
        <text:list-item>
          <text:p text:style-name="P50"><text:span text:style-name="T9">Switch</text:span> to <text:span text:style-name="T20">INI Editor</text:span><text:span text:style-name="T30">: </text:span><text:span text:style-name="T125">StreamFiltering</text:span><text:span text:style-name="T84">.ini</text:span></text:p>
        </text:list-item>
        <text:list-item>
          <text:p text:style-name="P79">Explain <text:span text:style-name="T302">two application traffic streams, sinusoidal best-effort and </text:span><text:span text:style-name="T303">deterministic</text:span><text:span text:style-name="T302"> high-priority</text:span></text:p>
        </text:list-item>
        <text:list-item>
          <text:p text:style-name="P36"><text:span text:style-name="T8">Switch</text:span> <text:span text:style-name="T7">to </text:span><text:span text:style-name="T23">Qtenv</text:span>: <text:span text:style-name="T55">WFCS </text:span><text:span text:style-name="T45">2025 </text:span><text:span text:style-name="T49">Stream Filtering / </text:span><text:span text:style-name="T76">NoStreamFiltering</text:span></text:p>
        </text:list-item>
        <text:list-item>
          <text:p text:style-name="P147"><text:span text:style-name="T177">S</text:span><text:span text:style-name="T172">how client and server applications </text:span><text:span text:style-name="T199">sen</text:span><text:span text:style-name="T200">t</text:span><text:span text:style-name="T199"> and received</text:span><text:span text:style-name="T198"> packets</text:span></text:p>
        </text:list-item>
        <text:list-item>
          <text:p text:style-name="P51"><text:span text:style-name="T10">Switch</text:span><text:span text:style-name="T173"> to </text:span><text:span text:style-name="T227">Scave</text:span><text:span text:style-name="T232">: </text:span><text:span text:style-name="T98">StreamFiltering</text:span><text:span text:style-name="T86">.anf / </text:span><text:span text:style-name="T122">Client application traffic</text:span></text:p>
        </text:list-item>
        <text:list-item>
          <text:p text:style-name="P91">Explain excess traffic <text:span text:style-name="T297">in the client application, total traffic is larger than link capacity</text:span></text:p>
        </text:list-item>
        <text:list-item>
          <text:p text:style-name="P52"><text:soft-page-break/><text:span text:style-name="T10">Switch</text:span><text:span text:style-name="T173"> to </text:span><text:span text:style-name="T227">Scave</text:span><text:span text:style-name="T232">: </text:span><text:span text:style-name="T98">StreamFiltering</text:span><text:span text:style-name="T86">.anf / </text:span><text:span text:style-name="T122">Server application traffic</text:span></text:p>
        </text:list-item>
        <text:list-item>
          <text:p text:style-name="P91">Explain <text:span text:style-name="T298">why </text:span><text:span text:style-name="T297">best-effort traffic is capped </text:span><text:span text:style-name="T299">and</text:span><text:span text:style-name="T297"> high-priority traffic is disturbed</text:span></text:p>
        </text:list-item>
        <text:list-item>
          <text:p text:style-name="P52"><text:span text:style-name="T10">Switch</text:span><text:span text:style-name="T173"> to </text:span><text:span text:style-name="T227">Scave</text:span><text:span text:style-name="T232">: </text:span><text:span text:style-name="T98">StreamFiltering</text:span><text:span text:style-name="T86">.anf / </text:span><text:span text:style-name="T122">End-to-end delay without stream filtering</text:span></text:p>
        </text:list-item>
        <text:list-item>
          <text:p text:style-name="P91">Explain large end-to-end delay caused by excess traffic in normal traffic</text:p>
        </text:list-item>
        <text:list-item>
          <text:p text:style-name="P47"><text:span text:style-name="T16">Next</text:span><text:span text:style-name="T230"> slide: </text:span><text:span text:style-name="T129">Per-S</text:span><text:span text:style-name="T106">tream Filtering</text:span><text:span text:style-name="T90"> </text:span><text:span text:style-name="T148">(P)</text:span></text:p>
        </text:list-item>
        <text:list-item>
          <text:p text:style-name="P149"><text:span text:style-name="T237">Solution</text:span><text:span text:style-name="T172">: </text:span><text:span text:style-name="T209">classify streams and </text:span><text:span text:style-name="T183">use token buckets to </text:span><text:span text:style-name="T209">measure and </text:span><text:span text:style-name="T183">drop excess traffic</text:span></text:p>
        </text:list-item>
        <text:list-item>
          <text:p text:style-name="P53"><text:span text:style-name="T9">Switch</text:span> to <text:span text:style-name="T24">C++</text:span><text:span text:style-name="T20"> Editor</text:span><text:span text:style-name="T30">: </text:span><text:span text:style-name="T130">TokenBucket.</text:span><text:span text:style-name="T131">h and TokenBucket.cc</text:span></text:p>
        </text:list-item>
        <text:list-item>
          <text:p text:style-name="P92">TODO</text:p>
        </text:list-item>
        <text:list-item>
          <text:p text:style-name="P53"><text:span text:style-name="T9">Switch</text:span> to <text:span text:style-name="T20">INI Editor</text:span><text:span text:style-name="T30">: </text:span><text:span text:style-name="T119">StreamFiltering</text:span><text:span text:style-name="T84">.ini</text:span></text:p>
        </text:list-item>
        <text:list-item>
          <text:p text:style-name="P80">Explain <text:span text:style-name="T301">PCAP based </text:span><text:span text:style-name="T277">frame decoding and </text:span><text:span text:style-name="T276">ingress stream filter configuration </text:span><text:span text:style-name="T300">in the switch</text:span></text:p>
        </text:list-item>
        <text:list-item>
          <text:p text:style-name="P38"><text:span text:style-name="T8">Switch</text:span> <text:span text:style-name="T7">to </text:span><text:span text:style-name="T20">Qtenv</text:span>: <text:span text:style-name="T55">WFCS </text:span><text:span text:style-name="T45">2025 </text:span><text:span text:style-name="T49">Stream Filtering / </text:span><text:span text:style-name="T60">StreamFiltering</text:span></text:p>
        </text:list-item>
        <text:list-item>
          <text:p text:style-name="P150"><text:span text:style-name="T177">S</text:span><text:span text:style-name="T172">how stream filtering in bridging layer</text:span></text:p>
        </text:list-item>
        <text:list-item>
          <text:p text:style-name="P54"><text:span text:style-name="T11">Switch</text:span><text:span text:style-name="T229"> to </text:span><text:span text:style-name="T227">Scave</text:span><text:span text:style-name="T232">: </text:span><text:span text:style-name="T98">StreamFiltering</text:span><text:span text:style-name="T86">.anf / Server application traffic comparison</text:span></text:p>
        </text:list-item>
        <text:list-item>
          <text:p text:style-name="P151"><text:span text:style-name="T172">Explain </text:span><text:span text:style-name="T210">how stream filtering </text:span><text:span text:style-name="T211">eliminates</text:span><text:span text:style-name="T210"> excess traffic and prevents disturbance of high-priority traffic</text:span></text:p>
        </text:list-item>
        <text:list-item>
          <text:p text:style-name="P55"><text:span text:style-name="T11">Switch</text:span><text:span text:style-name="T229"> to </text:span><text:span text:style-name="T227">Scave</text:span><text:span text:style-name="T232">: </text:span><text:span text:style-name="T98">StreamFiltering</text:span><text:span text:style-name="T86">.anf / </text:span><text:span text:style-name="T107">End-to-end delay comparison</text:span></text:p>
        </text:list-item>
        <text:list-item>
          <text:p text:style-name="P152"><text:span text:style-name="T172">Explain reduced end-to-end delay after stream filtering is applied, </text:span><text:span text:style-name="T212">high-priority traffic is completely unaffected</text:span></text:p>
        </text:list-item>
        <text:list-item>
          <text:p text:style-name="P56"><text:span text:style-name="T11">Switch</text:span><text:span text:style-name="T229"> to </text:span><text:span text:style-name="T227">Scave</text:span><text:span text:style-name="T232">: </text:span><text:span text:style-name="T98">StreamFiltering</text:span><text:span text:style-name="T86">.anf / </text:span><text:span text:style-name="T107">Best-effort traffic filter</text:span></text:p>
        </text:list-item>
        <text:list-item>
          <text:p text:style-name="P153"><text:span text:style-name="T172">Explain </text:span><text:span text:style-name="T213">incoming, dropped and outgoing data rate for excess traffic stream</text:span></text:p>
        </text:list-item>
        <text:list-item>
          <text:p text:style-name="P56"><text:span text:style-name="T11">Switch</text:span><text:span text:style-name="T229"> to </text:span><text:span text:style-name="T227">Scave</text:span><text:span text:style-name="T232">: </text:span><text:span text:style-name="T98">StreamFiltering</text:span><text:span text:style-name="T86">.anf / </text:span><text:span text:style-name="T107">High-priority traffic filter</text:span></text:p>
        </text:list-item>
        <text:list-item>
          <text:p text:style-name="P153"><text:span text:style-name="T172">Explain </text:span><text:span text:style-name="T214">how the </text:span><text:span text:style-name="T213">high-priority stream passes through the filter unchanged</text:span></text:p>
        </text:list-item>
        <text:list-item>
          <text:p text:style-name="P57"><text:span text:style-name="T11">Switch</text:span><text:span text:style-name="T229"> to </text:span><text:span text:style-name="T227">Scave</text:span><text:span text:style-name="T232">: </text:span><text:span text:style-name="T98">StreamFiltering</text:span><text:span text:style-name="T86">.anf / </text:span><text:span text:style-name="T123">Token buckets</text:span></text:p>
        </text:list-item>
        <text:list-item>
          <text:p text:style-name="P154"><text:span text:style-name="T172">Explain </text:span><text:span text:style-name="T214">how </text:span><text:span text:style-name="T215">the number of tokens changes with the excess traffic arriving</text:span></text:p>
        </text:list-item>
        <text:list-item>
          <text:p text:style-name="P30"><text:span text:style-name="T15">Next</text:span><text:span text:style-name="T174"> slide: </text:span><text:span text:style-name="T43">Covered Topics</text:span><text:span text:style-name="T149"> </text:span><text:span text:style-name="T148">(P) </text:span><text:span text:style-name="T147">1</text:span><text:span text:style-name="T143">0s</text:span></text:p>
        </text:list-item>
      </text:list>
      <text:h text:style-name="P6" text:outline-level="1"><text:span text:style-name="T260">Step 4, </text:span>Scheduling and traffic shaping <text:span text:style-name="T263">(S)</text:span></text:h>
      <text:list xml:id="list113744599270245" text:continue-numbering="true" text:style-name="L3">
        <text:list-item>
          <text:p text:style-name="P47"><text:span text:style-name="T15">Next</text:span><text:span text:style-name="T174"> slide: </text:span><text:span text:style-name="T59">Outgoing Traffic Contention</text:span><text:span text:style-name="T43"> </text:span><text:span text:style-name="T148">(P)</text:span></text:p>
        </text:list-item>
        <text:list-item>
          <text:p text:style-name="P149"><text:span text:style-name="T238">Problem</text:span><text:span text:style-name="T185">: m</text:span><text:span text:style-name="T172">ultiple streams share egress </text:span><text:span text:style-name="T184">causing</text:span><text:span text:style-name="T172"> nondeterministic delay/latency</text:span></text:p>
        </text:list-item>
        <text:list-item>
          <text:p text:style-name="P58"><text:span text:style-name="T9">Switch</text:span> to <text:span text:style-name="T20">INI Editor</text:span><text:span text:style-name="T30">: </text:span><text:span text:style-name="T124">TrafficShaping</text:span><text:span text:style-name="T84">.ini</text:span></text:p>
        </text:list-item>
        <text:list-item>
          <text:p text:style-name="P81">Explain <text:span text:style-name="T302">two application traffic streams, </text:span><text:span text:style-name="T304">stochastic</text:span><text:span text:style-name="T302"> best-effort and </text:span><text:span text:style-name="T304">deterministic</text:span><text:span text:style-name="T302"> high-priority</text:span></text:p>
        </text:list-item>
        <text:list-item>
          <text:p text:style-name="P39"><text:span text:style-name="T8">Switch</text:span> <text:span text:style-name="T7">to </text:span><text:span text:style-name="T20">Qtenv</text:span>: <text:span text:style-name="T56">WFCS </text:span><text:span text:style-name="T45">2025 </text:span><text:span text:style-name="T56">Traffic Shaping / </text:span><text:span text:style-name="T62">TrafficContention</text:span></text:p>
        </text:list-item>
        <text:list-item>
          <text:p text:style-name="P148"><text:span text:style-name="T177">S</text:span><text:span text:style-name="T172">how client and server applications </text:span><text:span text:style-name="T199">sen</text:span><text:span text:style-name="T200">t</text:span><text:span text:style-name="T199"> and received</text:span><text:span text:style-name="T198"> packets</text:span></text:p>
        </text:list-item>
        <text:list-item>
          <text:p text:style-name="P59"><text:span text:style-name="T10">Switch</text:span><text:span text:style-name="T176"> to </text:span><text:span text:style-name="T227">Scave</text:span><text:span text:style-name="T232">: </text:span><text:span text:style-name="T97">TrafficShaping</text:span><text:span text:style-name="T86">.anf / </text:span><text:span text:style-name="T104">End-to-end delay without traffic shaping</text:span></text:p>
        </text:list-item>
        <text:list-item>
          <text:p text:style-name="P93">Explain why high-priority traffic occasionally suffers large delay</text:p>
        </text:list-item>
        <text:list-item>
          <text:p text:style-name="P47"><text:soft-page-break/><text:span text:style-name="T15">Next</text:span><text:span text:style-name="T174"> slide: </text:span><text:span text:style-name="T70">Time-aware Shaping</text:span><text:span text:style-name="T43"> </text:span><text:span text:style-name="T148">(P)</text:span></text:p>
        </text:list-item>
        <text:list-item>
          <text:p text:style-name="P149"><text:span text:style-name="T239">Solution</text:span><text:span text:style-name="T186">: e</text:span><text:span text:style-name="T172">liminate contention by granting exclusive access windows </text:span><text:span text:style-name="T216">periodically</text:span></text:p>
        </text:list-item>
        <text:list-item>
          <text:p text:style-name="P60"><text:span text:style-name="T9">Switch</text:span> to <text:span text:style-name="T20">INI Editor</text:span><text:span text:style-name="T30">: </text:span><text:span text:style-name="T120">TrafficShaping</text:span><text:span text:style-name="T84">.ini</text:span></text:p>
        </text:list-item>
        <text:list-item>
          <text:p text:style-name="P82">Explain <text:span text:style-name="T279">time-aware </text:span><text:span text:style-name="T278">shap</text:span><text:span text:style-name="T279">er</text:span><text:span text:style-name="T278"> </text:span><text:span text:style-name="T276">configuration </text:span><text:span text:style-name="T305">focusing on the gate schedule</text:span></text:p>
        </text:list-item>
        <text:list-item>
          <text:p text:style-name="P40"><text:span text:style-name="T12">Switch</text:span><text:span text:style-name="T232"> </text:span><text:span text:style-name="T233">to </text:span><text:span text:style-name="T224">Qtenv</text:span><text:span text:style-name="T232">: </text:span><text:span text:style-name="T100">WFCS </text:span><text:span text:style-name="T85">2025 </text:span><text:span text:style-name="T100">Traffic Shaping / </text:span><text:span text:style-name="T105">TimeAwareShaping</text:span></text:p>
        </text:list-item>
        <text:list-item>
          <text:p text:style-name="P94">Explain schedule of the transmission gates of specific network interfaces</text:p>
        </text:list-item>
        <text:list-item>
          <text:p text:style-name="P95">Run until high-priority-1 packet and show how the <text:span text:style-name="T306">transmission </text:span>gate opens just in time</text:p>
        </text:list-item>
        <text:list-item>
          <text:p text:style-name="P96">Show how transmission gates open and close in the MAC queue of the network interface</text:p>
        </text:list-item>
        <text:list-item>
          <text:p text:style-name="P61"><text:span text:style-name="T10">Switch</text:span><text:span text:style-name="T176"> to </text:span><text:span text:style-name="T227">Scave</text:span><text:span text:style-name="T232">: </text:span><text:span text:style-name="T97">TrafficShaping</text:span><text:span text:style-name="T86">.anf / </text:span><text:span text:style-name="T104">End-to-end delay with time-aware shaping</text:span></text:p>
        </text:list-item>
        <text:list-item>
          <text:p text:style-name="P97">Explain why end-to-end delay for all packets are the same</text:p>
        </text:list-item>
        <text:list-item>
          <text:p text:style-name="P62"><text:span text:style-name="T10">Switch</text:span><text:span text:style-name="T176"> to </text:span><text:span text:style-name="T227">Scave</text:span><text:span text:style-name="T232">: </text:span><text:span text:style-name="T97">TrafficShaping</text:span><text:span text:style-name="T86">.anf / </text:span><text:span text:style-name="T113">End-to-end delay comparison</text:span></text:p>
        </text:list-item>
        <text:list-item>
          <text:p text:style-name="P155"><text:span text:style-name="T172">Explain how </text:span><text:span text:style-name="T217">end-to-end delay barely changed for best-effort traffic </text:span><text:span text:style-name="T218">and dropped for high-priority traffic</text:span></text:p>
        </text:list-item>
        <text:list-item>
          <text:p text:style-name="P62"><text:span text:style-name="T10">Switch</text:span><text:span text:style-name="T176"> to </text:span><text:span text:style-name="T227">Scave</text:span><text:span text:style-name="T232">: </text:span><text:span text:style-name="T97">TrafficShaping</text:span><text:span text:style-name="T86">.anf / </text:span><text:span text:style-name="T113">Queue lengths and gate states</text:span></text:p>
        </text:list-item>
        <text:list-item>
          <text:p text:style-name="P156"><text:span text:style-name="T172">Explain how </text:span><text:span text:style-name="T219">queue length changes and how </text:span><text:span text:style-name="T201">the </text:span><text:span text:style-name="T219">transmission </text:span><text:span text:style-name="T172">gates open and close</text:span></text:p>
        </text:list-item>
        <text:list-item>
          <text:p text:style-name="P30"><text:span text:style-name="T15">Next</text:span><text:span text:style-name="T174"> slide: </text:span><text:span text:style-name="T43">Covered Topics</text:span><text:span text:style-name="T149"> </text:span><text:span text:style-name="T148">(P) </text:span><text:span text:style-name="T147">1</text:span><text:span text:style-name="T143">0s</text:span></text:p>
        </text:list-item>
      </text:list>
      <text:h text:style-name="P7" text:outline-level="1"><text:span text:style-name="T260">Step 5, </text:span>Automatic gate sched<text:span text:style-name="T258">ule</text:span> configuration <text:span text:style-name="T263">(S)</text:span></text:h>
      <text:list xml:id="list113745371547610" text:continue-numbering="true" text:style-name="L3">
        <text:list-item>
          <text:p text:style-name="P47"><text:span text:style-name="T15">Next</text:span><text:span text:style-name="T174"> slide: </text:span><text:span text:style-name="T67">Manual Gate Schedule Configuration</text:span><text:span text:style-name="T43"> </text:span><text:span text:style-name="T148">(P)</text:span></text:p>
        </text:list-item>
        <text:list-item>
          <text:p text:style-name="P149"><text:span text:style-name="T240">Problem</text:span><text:span text:style-name="T187">: w</text:span><text:span text:style-name="T172">riting GCL by hand: complex, error-prone for many streams</text:span></text:p>
        </text:list-item>
        <text:list-item>
          <text:p text:style-name="P41"><text:span text:style-name="T8">Switch</text:span> to <text:span text:style-name="T19">NED </text:span><text:span text:style-name="T20">E</text:span><text:span text:style-name="T19">ditor</text:span>: <text:span text:style-name="T79">GateScheduling</text:span><text:span text:style-name="T41">.</text:span><text:span text:style-name="T44">ned</text:span></text:p>
        </text:list-item>
        <text:list-item>
          <text:p text:style-name="P41">Explain network topolog<text:span text:style-name="T250">y </text:span><text:span text:style-name="T322">TODO</text:span></text:p>
        </text:list-item>
        <text:list-item>
          <text:p text:style-name="P63"><text:span text:style-name="T9">Switch</text:span> to <text:span text:style-name="T20">INI Editor</text:span><text:span text:style-name="T30">: </text:span><text:span text:style-name="T118">GateScheduling</text:span><text:span text:style-name="T84">.ini</text:span></text:p>
        </text:list-item>
        <text:list-item>
          <text:p text:style-name="P83">Explain <text:span text:style-name="T307">the trivial </text:span><text:span text:style-name="T275">manual gate scheduling </text:span>configuration <text:span text:style-name="T307">to avoid hard calculation</text:span></text:p>
        </text:list-item>
        <text:list-item>
          <text:p text:style-name="P42"><text:span text:style-name="T8">Switch</text:span> <text:span text:style-name="T7">to </text:span><text:span text:style-name="T20">Qtenv</text:span>: <text:span text:style-name="T56">WFCS </text:span><text:span text:style-name="T45">2025 </text:span><text:span text:style-name="T49">Gate Scheduling / </text:span><text:span text:style-name="T67">ManualGateScheduling</text:span></text:p>
        </text:list-item>
        <text:list-item>
          <text:p text:style-name="P149"><text:span text:style-name="T188">Show </text:span><text:span text:style-name="T172">gates opening/closing as per static schedule</text:span></text:p>
        </text:list-item>
        <text:list-item>
          <text:p text:style-name="P128"><text:span text:style-name="T10">Switch</text:span><text:span text:style-name="T173"> to </text:span><text:span text:style-name="T224">S</text:span><text:span text:style-name="T225">equence </text:span><text:span text:style-name="T224">C</text:span><text:span text:style-name="T225">hart</text:span><text:span text:style-name="T229">: </text:span><text:span text:style-name="T103">ManualG</text:span><text:span text:style-name="T89">ateScheduling</text:span><text:span text:style-name="T88">-#0.elog</text:span></text:p>
        </text:list-item>
        <text:list-item>
          <text:p text:style-name="P98"><text:span text:style-name="T310">S</text:span><text:span text:style-name="T308">elect first frame along the path, </text:span><text:span text:style-name="T310">e</text:span>xplain sub-optimal transmission of frames in <text:span text:style-name="T309">the </text:span>cycle</text:p>
        </text:list-item>
        <text:list-item>
          <text:p text:style-name="P64"><text:span text:style-name="T10">Switch</text:span><text:span text:style-name="T173"> to </text:span><text:span text:style-name="T227">Scave</text:span><text:span text:style-name="T232">: </text:span><text:span text:style-name="T94">GateScheduling</text:span><text:span text:style-name="T86">.anf / </text:span><text:span text:style-name="T108">Manual gate scheduling end-to-end delay</text:span></text:p>
        </text:list-item>
        <text:list-item>
          <text:p text:style-name="P99">Show <text:span text:style-name="T256">large </text:span>end-to-end delay<text:span text:style-name="T256">s caused by inefficient gate schedule </text:span><text:span text:style-name="T311">(200-700us)</text:span></text:p>
        </text:list-item>
        <text:list-item>
          <text:p text:style-name="P47"><text:span text:style-name="T15">Next</text:span><text:span text:style-name="T174"> slide: </text:span><text:span text:style-name="T67">Automatic Gate Schedule Configuration</text:span><text:span text:style-name="T43"> </text:span><text:span text:style-name="T148">(P)</text:span></text:p>
        </text:list-item>
        <text:list-item>
          <text:p text:style-name="P149"><text:soft-page-break/><text:span text:style-name="T241">Solution</text:span><text:span text:style-name="T189">: use SAT solver to </text:span><text:span text:style-name="T172">derive </text:span><text:span text:style-name="T189">GCL</text:span><text:span text:style-name="T172"> satisfying all </text:span><text:span text:style-name="T189">constraints</text:span></text:p>
        </text:list-item>
        <text:list-item>
          <text:p text:style-name="P65"><text:span text:style-name="T9">Switch</text:span> to <text:span text:style-name="T20">INI Editor</text:span><text:span text:style-name="T30">: </text:span><text:span text:style-name="T117">GateScheduling</text:span><text:span text:style-name="T84">.ini</text:span></text:p>
        </text:list-item>
        <text:list-item>
          <text:p text:style-name="P84">Explain <text:span text:style-name="T274">automatic gate scheduling configuration</text:span></text:p>
        </text:list-item>
        <text:list-item>
          <text:p text:style-name="P43"><text:span text:style-name="T8">Switch</text:span> <text:span text:style-name="T7">to </text:span><text:span text:style-name="T20">Qtenv</text:span>: <text:span text:style-name="T56">WFCS </text:span><text:span text:style-name="T45">2025 </text:span><text:span text:style-name="T49">Gate Scheduling / </text:span><text:span text:style-name="T67">AutomaticGateScheduling</text:span></text:p>
        </text:list-item>
        <text:list-item>
          <text:p text:style-name="P100">Show automatically configured gate schedules</text:p>
        </text:list-item>
        <text:list-item>
          <text:p text:style-name="P128"><text:span text:style-name="T10">Switch</text:span><text:span text:style-name="T173"> to </text:span><text:span text:style-name="T224">S</text:span><text:span text:style-name="T225">equence </text:span><text:span text:style-name="T224">C</text:span><text:span text:style-name="T225">hart</text:span><text:span text:style-name="T229">: </text:span><text:span text:style-name="T103">AutomaticG</text:span><text:span text:style-name="T89">ateScheduling</text:span><text:span text:style-name="T88">-#0.elog</text:span></text:p>
        </text:list-item>
        <text:list-item>
          <text:p text:style-name="P101">Explain how frames are transmitted just at the right moment to get a compact cycle</text:p>
        </text:list-item>
        <text:list-item>
          <text:p text:style-name="P64"><text:span text:style-name="T10">Switch</text:span><text:span text:style-name="T173"> to </text:span><text:span text:style-name="T227">Scave</text:span><text:span text:style-name="T232">: </text:span><text:span text:style-name="T94">GateScheduling</text:span><text:span text:style-name="T86">.anf / </text:span><text:span text:style-name="T109">End-to-end delay comparison</text:span></text:p>
        </text:list-item>
        <text:list-item>
          <text:p text:style-name="P102">Show <text:span text:style-name="T312">low </text:span>end-to-end delays <text:span text:style-name="T312">and jitter </text:span>for various streams (140-260us)</text:p>
        </text:list-item>
        <text:list-item>
          <text:p text:style-name="P66"><text:span text:style-name="T10">Switch</text:span><text:span text:style-name="T173"> to </text:span><text:span text:style-name="T227">Scave</text:span><text:span text:style-name="T232">: </text:span><text:span text:style-name="T94">GateScheduling</text:span><text:span text:style-name="T86">.anf / </text:span><text:span text:style-name="T109">End-to-end delay maximum comparison</text:span></text:p>
        </text:list-item>
        <text:list-item>
          <text:p text:style-name="P103">Explain worst case end-to-end delay comparison</text:p>
        </text:list-item>
        <text:list-item>
          <text:p text:style-name="P30"><text:span text:style-name="T16">Next</text:span><text:span text:style-name="T230"> slide: </text:span><text:span text:style-name="T90">Covered Topics</text:span><text:span text:style-name="T149"> </text:span><text:span text:style-name="T148">(P) </text:span><text:span text:style-name="T147">1</text:span><text:span text:style-name="T143">0s</text:span></text:p>
        </text:list-item>
      </text:list>
      <text:h text:style-name="P7" text:outline-level="1"><text:span text:style-name="T260">Step 6, </text:span>Time synchronization <text:span text:style-name="T261">(S)</text:span></text:h>
      <text:list xml:id="list113743415617530" text:continue-numbering="true" text:style-name="L3">
        <text:list-item>
          <text:p text:style-name="P47"><text:span text:style-name="T15">Next</text:span><text:span text:style-name="T174"> slide: </text:span><text:span text:style-name="T80">Imperfect c</text:span><text:span text:style-name="T66">lock</text:span><text:span text:style-name="T43"> </text:span><text:span text:style-name="T148">(P)</text:span></text:p>
        </text:list-item>
        <text:list-item>
          <text:p text:style-name="P149"><text:span text:style-name="T242">Problem</text:span><text:span text:style-name="T190">: </text:span><text:span text:style-name="T191">clock </text:span><text:span text:style-name="T172">oscillators drift up to ±100 ppm, offset grows ~100 μs/s</text:span></text:p>
          <text:list>
            <text:list-item>
              <text:p text:style-name="P104">Production differences, temperature dependence, thermal noise, etc.</text:p>
            </text:list-item>
            <text:list-item>
              <text:p text:style-name="P157"><text:span text:style-name="T222">I</text:span><text:span text:style-name="T172">mperfect clocks </text:span><text:span text:style-name="T223">must be explicitly modeled</text:span></text:p>
            </text:list-item>
            <text:list-item>
              <text:p text:style-name="P105">Unreliable clocks lead to gate misalignment and scheduling violations</text:p>
            </text:list-item>
          </text:list>
        </text:list-item>
        <text:list-item>
          <text:p text:style-name="P37"><text:span text:style-name="T8">Switch</text:span> <text:span text:style-name="T7">to </text:span><text:span text:style-name="T20">Qtenv</text:span>: <text:span text:style-name="T57">WFCS </text:span><text:span text:style-name="T45">2025 </text:span><text:span text:style-name="T49">Time Synchronization / </text:span><text:span text:style-name="T75">NoTimeSynchronization</text:span></text:p>
        </text:list-item>
        <text:list-item>
          <text:p text:style-name="P106">Show clock modules and oscillator modules in network nodes</text:p>
        </text:list-item>
        <text:list-item>
          <text:p text:style-name="P106">Explain how applications and gate schedules use the clock instead of simulation time</text:p>
        </text:list-item>
        <text:list-item>
          <text:p text:style-name="P107">Show clock time differences at the simulation end</text:p>
        </text:list-item>
        <text:list-item>
          <text:p text:style-name="P67"><text:span text:style-name="T10">Switch</text:span><text:span text:style-name="T173"> to </text:span><text:span text:style-name="T227">Scave</text:span><text:span text:style-name="T232">: </text:span><text:span text:style-name="T95">TimeSynchronization</text:span><text:span text:style-name="T86">.anf / </text:span><text:span text:style-name="T110">Master clock time difference to simulation time</text:span></text:p>
        </text:list-item>
        <text:list-item>
          <text:p text:style-name="P108">Show how <text:span text:style-name="T313">master </text:span>clock continuously drift away from <text:span text:style-name="T313">the simulation time it measures</text:span></text:p>
        </text:list-item>
        <text:list-item>
          <text:p text:style-name="P67"><text:span text:style-name="T10">Switch</text:span><text:span text:style-name="T173"> to </text:span><text:span text:style-name="T227">Scave</text:span><text:span text:style-name="T232">: </text:span><text:span text:style-name="T95">TimeSynchronization</text:span><text:span text:style-name="T86">.anf / </text:span><text:span text:style-name="T110">Clock time differences without time synchronization</text:span></text:p>
        </text:list-item>
        <text:list-item>
          <text:p text:style-name="P109">Show how <text:span text:style-name="T313">network node </text:span>clocks continuously drift away from <text:span text:style-name="T313">the master clock</text:span></text:p>
        </text:list-item>
        <text:list-item>
          <text:p text:style-name="P47"><text:span text:style-name="T15">Next</text:span><text:span text:style-name="T174"> slide: </text:span><text:span text:style-name="T69">Time Synchronization</text:span><text:span text:style-name="T43"> </text:span><text:span text:style-name="T148">(P)</text:span></text:p>
        </text:list-item>
        <text:list-item>
          <text:p text:style-name="P158"><text:span text:style-name="T235">Solution</text:span><text:span text:style-name="T172">: periodically update clock</text:span><text:span text:style-name="T192">s</text:span><text:span text:style-name="T172"> by measuring link delays and disseminating </text:span><text:span text:style-name="T192">master clock </text:span><text:span text:style-name="T172">time</text:span></text:p>
          <text:list>
            <text:list-item>
              <text:p text:style-name="P158"><text:soft-page-break/><text:span text:style-name="T172">All nodes must agree on a common notion of time for coordinated actions.</text:span></text:p>
            </text:list-item>
            <text:list-item>
              <text:p text:style-name="P110">One node acts as the authoritative time source (grandmaster); others adjust to it.</text:p>
            </text:list-item>
            <text:list-item>
              <text:p text:style-name="P110">Time is distributed through the network using timestamped messages.</text:p>
            </text:list-item>
            <text:list-item>
              <text:p text:style-name="P110">Path delays are measured and compensated to align clocks precisely.</text:p>
            </text:list-item>
            <text:list-item>
              <text:p text:style-name="P110">Each node continuously corrects its local clock to minimize deviation.</text:p>
            </text:list-item>
            <text:list-item>
              <text:p text:style-name="P110">The system maintains synchronization despite drift and network delay variations.</text:p>
            </text:list-item>
          </text:list>
        </text:list-item>
        <text:list-item>
          <text:p text:style-name="P68"><text:span text:style-name="T9">Switch</text:span> to <text:span text:style-name="T20">INI Editor</text:span><text:span text:style-name="T30">: </text:span><text:span text:style-name="T116">TimeSynchronization</text:span><text:span text:style-name="T84">.ini</text:span></text:p>
        </text:list-item>
        <text:list-item>
          <text:p text:style-name="P85">Explain gPTP configuration</text:p>
        </text:list-item>
        <text:list-item>
          <text:p text:style-name="P44"><text:span text:style-name="T8">Switch</text:span> <text:span text:style-name="T7">to </text:span><text:span text:style-name="T20">Qtenv</text:span>: <text:span text:style-name="T57">WFCS </text:span><text:span text:style-name="T45">2025 </text:span><text:span text:style-name="T49">Time Synchronization / </text:span><text:span text:style-name="T75">Gptp</text:span><text:span text:style-name="T65">TimeSynchronization</text:span></text:p>
        </text:list-item>
        <text:list-item>
          <text:p text:style-name="P111">Show time synchronization messages between master clock, switches and end stations</text:p>
        </text:list-item>
        <text:list-item>
          <text:p text:style-name="P64"><text:span text:style-name="T11">Switch</text:span><text:span text:style-name="T229"> to </text:span><text:span text:style-name="T227">Scave</text:span><text:span text:style-name="T232">: </text:span><text:span text:style-name="T95">TimeSynchronization</text:span><text:span text:style-name="T86">.anf / </text:span><text:span text:style-name="T111">Clock time differences with gPTP time synchronization</text:span></text:p>
        </text:list-item>
        <text:list-item>
          <text:p text:style-name="P112">Show how clocks periodically synchronize to each other</text:p>
        </text:list-item>
        <text:list-item>
          <text:p text:style-name="P113">Explain clock servo that not only changes the time but also the slope to compensate drift</text:p>
        </text:list-item>
        <text:list-item>
          <text:p text:style-name="P30"><text:span text:style-name="T15">Next</text:span><text:span text:style-name="T174"> slide: </text:span><text:span text:style-name="T43">Covered Topics</text:span><text:span text:style-name="T145"> </text:span><text:span text:style-name="T149"><text:s/></text:span><text:span text:style-name="T148">(P) </text:span><text:span text:style-name="T147">1</text:span><text:span text:style-name="T143">0s</text:span></text:p>
        </text:list-item>
      </text:list>
      <text:h text:style-name="P7" text:outline-level="1"><text:span text:style-name="T260">Step 7, </text:span>Frame replication and elimination of reliability <text:span text:style-name="T262">(S)</text:span></text:h>
      <text:list text:continue-numbering="true" text:style-name="L3">
        <text:list-item>
          <text:p text:style-name="P47"><text:span text:style-name="T15">Next</text:span><text:span text:style-name="T174"> slide: </text:span><text:span text:style-name="T63">Node Failure</text:span><text:span text:style-name="T43"> </text:span><text:span text:style-name="T148">(P)</text:span></text:p>
        </text:list-item>
        <text:list-item>
          <text:p text:style-name="P29"><text:span text:style-name="T243">Problem</text:span><text:span text:style-name="T193">: </text:span><text:span text:style-name="T172">risk </text:span><text:span text:style-name="T194">of</text:span><text:span text:style-name="T172"> </text:span><text:span text:style-name="T193">single </text:span><text:span text:style-name="T194">switch</text:span><text:span text:style-name="T172"> fail</text:span><text:span text:style-name="T193">ure result</text:span><text:span text:style-name="T194">ing</text:span><text:span text:style-name="T193"> in p</text:span><text:span text:style-name="T172">acket loss</text:span></text:p>
        </text:list-item>
        <text:list-item>
          <text:p text:style-name="P37"><text:span text:style-name="T8">Switch</text:span> <text:span text:style-name="T7">to </text:span><text:span text:style-name="T20">Qtenv</text:span>: <text:span text:style-name="T58">WFCS </text:span><text:span text:style-name="T45">2025 </text:span><text:span text:style-name="T49">Frame Replication / </text:span><text:span text:style-name="T64">NodeFailure</text:span></text:p>
        </text:list-item>
        <text:list-item>
          <text:p text:style-name="P114">Show how frames get lost and not reach their destination due to node failure</text:p>
        </text:list-item>
        <text:list-item>
          <text:p text:style-name="P64"><text:span text:style-name="T10">Switch</text:span><text:span text:style-name="T173"> to </text:span><text:span text:style-name="T227">Scave</text:span><text:span text:style-name="T232">: </text:span><text:span text:style-name="T96">FrameReplication</text:span><text:span text:style-name="T86">.anf / </text:span><text:span text:style-name="T112">End-to-end delay without frame replication</text:span></text:p>
        </text:list-item>
        <text:list-item>
          <text:p text:style-name="P115">Show how traffic stops after node <text:span text:style-name="T314">shutdown</text:span> <text:span text:style-name="T314">and restarts after node startup</text:span></text:p>
        </text:list-item>
        <text:list-item>
          <text:p text:style-name="P47"><text:span text:style-name="T15">Next</text:span><text:span text:style-name="T174"> slide: </text:span><text:span text:style-name="T68">FrameReplication</text:span><text:span text:style-name="T43"> </text:span><text:span text:style-name="T148">(P)</text:span></text:p>
        </text:list-item>
        <text:list-item>
          <text:p text:style-name="P149"><text:span text:style-name="T244">Solution</text:span><text:span text:style-name="T195">: r</text:span><text:span text:style-name="T172">eplicate frames on disjoint paths, </text:span><text:span text:style-name="T196">use </text:span><text:span text:style-name="T172">sequence numbers for </text:span><text:span text:style-name="T196">duplicate </text:span><text:span text:style-name="T172">elimination</text:span></text:p>
        </text:list-item>
        <text:list-item>
          <text:p text:style-name="P69"><text:span text:style-name="T9">Switch</text:span> to <text:span text:style-name="T20">INI Editor</text:span><text:span text:style-name="T30">: </text:span><text:span text:style-name="T114">FrameReplication</text:span><text:span text:style-name="T84">.ini</text:span></text:p>
        </text:list-item>
        <text:list-item>
          <text:p text:style-name="P116">Explain <text:span text:style-name="T273">node and link failure protection </text:span>protection configuration</text:p>
        </text:list-item>
        <text:list-item>
          <text:p text:style-name="P45"><text:span text:style-name="T12">Switch</text:span><text:span text:style-name="T232"> </text:span><text:span text:style-name="T233">to </text:span><text:span text:style-name="T224">Qtenv</text:span><text:span text:style-name="T232">: </text:span><text:span text:style-name="T101">WFCS </text:span><text:span text:style-name="T85">2025 </text:span><text:span text:style-name="T88">Frame Replication / </text:span><text:span text:style-name="T102">FrameReplication</text:span></text:p>
        </text:list-item>
        <text:list-item>
          <text:p text:style-name="P117">Explain <text:span text:style-name="T281">selected </text:span>alternative paths <text:span text:style-name="T281">for failure protection</text:span> (colored polyarrows)</text:p>
        </text:list-item>
        <text:list-item>
          <text:p text:style-name="P118">Explain <text:span text:style-name="T281">configured </text:span>stream splitting and stream merging (black arrows)</text:p>
        </text:list-item>
        <text:list-item>
          <text:p text:style-name="P114">Show how frames are replicated and still reach their destination despite of node failure</text:p>
        </text:list-item>
        <text:list-item>
          <text:p text:style-name="P64"><text:soft-page-break/><text:span text:style-name="T11">Switch</text:span><text:span text:style-name="T229"> to </text:span><text:span text:style-name="T227">Scave</text:span><text:span text:style-name="T232">: </text:span><text:span text:style-name="T96">FrameReplication</text:span><text:span text:style-name="T86">.anf / </text:span><text:span text:style-name="T112">Number of packets sent and received comparison</text:span></text:p>
        </text:list-item>
        <text:list-item>
          <text:p text:style-name="P159"><text:span text:style-name="T172">Show number of packets </text:span><text:span text:style-name="T197">received</text:span><text:span text:style-name="T172"> relative to number of packets </text:span><text:span text:style-name="T197">sent</text:span></text:p>
        </text:list-item>
        <text:list-item>
          <text:p text:style-name="P70"><text:span text:style-name="T11">Switch</text:span><text:span text:style-name="T229"> to </text:span><text:span text:style-name="T227">Scave</text:span><text:span text:style-name="T232">: </text:span><text:span text:style-name="T96">FrameReplication</text:span><text:span text:style-name="T86">.anf / </text:span><text:span text:style-name="T112">End-to-end delay comparison</text:span></text:p>
        </text:list-item>
        <text:list-item>
          <text:p text:style-name="P160"><text:span text:style-name="T197">S</text:span><text:span text:style-name="T172">how how end-to-end delay </text:span><text:span text:style-name="T203">barely </text:span><text:span text:style-name="T172">changes relative to no frame replication</text:span></text:p>
        </text:list-item>
        <text:list-item>
          <text:p text:style-name="P119">Explain that there is no sudden jump in end-to-end delay and no grace period</text:p>
        </text:list-item>
        <text:list-item>
          <text:p text:style-name="P161"><text:span text:style-name="T172">Explain the end-to-end </text:span><text:span text:style-name="T220">delay </text:span><text:span text:style-name="T172">difference is because frame replication increases frame size</text:span></text:p>
        </text:list-item>
        <text:list-item>
          <text:p text:style-name="P30"><text:span text:style-name="T15">Next</text:span><text:span text:style-name="T174"> slide: </text:span><text:span text:style-name="T50">Questions and Answers</text:span><text:span text:style-name="T149"> </text:span><text:span text:style-name="T148">(P) </text:span><text:span text:style-name="T147">1</text:span><text:span text:style-name="T143">0s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in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in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in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in" fo:margin-bottom="0.1965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Notes" style:family="paragraph">
      <style:paragraph-properties fo:margin-left="0.2362in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7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.5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in" fo:margin-bottom="0.1965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in" fo:margin-bottom="0.1575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in" fo:margin-bottom="0.1181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in" fo:margin-bottom="0.0783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Default_20_Drawing_20_Style">
      <style:paragraph-properties fo:margin-top="0in" fo:margin-bottom="0in" style:contextual-spacing="false" style:line-height-at-least="0in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>
      <style:paragraph-properties fo:margin-top="0in" fo:margin-bottom="0in" style:contextual-spacing="false" style:line-height-at-least="0in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_20_Drawing_20_Style">
      <style:paragraph-properties fo:margin-top="0in" fo:margin-bottom="0in" style:contextual-spacing="false" style:line-height-at-least="0in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>
      <style:paragraph-properties fo:margin-top="0in" fo:margin-bottom="0in" style:contextual-spacing="false" style:line-height-at-least="0in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>
      <style:paragraph-properties fo:margin-top="0in" fo:margin-bottom="0in" style:contextual-spacing="false" style:line-height-at-least="0in"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>
      <style:paragraph-properties fo:margin-top="0in" fo:margin-bottom="0in" style:contextual-spacing="false" style:line-height-at-least="0in" fo:text-indent="0.2362in" style:auto-text-indent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>
      <style:paragraph-properties fo:margin-top="0in" fo:margin-bottom="0in" style:contextual-spacing="false" style:line-height-at-least="0in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>
      <style:paragraph-properties fo:margin-top="0in" fo:margin-bottom="0in" style:contextual-spacing="false" style:line-height-at-least="0in"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>
      <style:paragraph-properties fo:margin-right="0.0783in" fo:margin-top="0.0398in" fo:margin-bottom="0.0398in" style:contextual-spacing="false" style:line-height-at-least="0in"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>
      <style:paragraph-properties fo:margin-top="0.1654in" fo:margin-bottom="0.0827in" style:contextual-spacing="false" style:line-height-at-least="0in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>
      <style:paragraph-properties fo:margin-top="0.1654in" fo:margin-bottom="0.0827in" style:contextual-spacing="false" style:line-height-at-least="0in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>
      <style:paragraph-properties fo:margin-top="0.1654in" fo:margin-bottom="0.0827in" style:contextual-spacing="false" style:line-height-at-least="0in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>
      <style:paragraph-properties fo:margin-top="0in" fo:margin-bottom="0in" style:contextual-spacing="false" style:line-height-at-least="0in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spiration_7e_LT_7e_Gliederung_20_1" style:display-name="Inspiration~LT~Gliederung 1" style:family="paragraph">
      <style:paragraph-properties fo:margin-top="0in" fo:margin-bottom="0.1965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>
      <style:paragraph-properties fo:margin-top="0in" fo:margin-bottom="0.1575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>
      <style:paragraph-properties fo:margin-top="0in" fo:margin-bottom="0.1181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>
      <style:paragraph-properties fo:margin-top="0in" fo:margin-bottom="0.0783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>
      <style:paragraph-properties fo:margin-top="0in" fo:margin-bottom="0.0398in" style:contextual-spacing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>
      <style:paragraph-properties fo:margin-left="0.2362in"/>
      <style:text-properties style:use-window-font-color="true" loext:opacity="0%" style:text-outline="false" style:text-line-through-style="none" style:text-line-through-type="none" style:font-name="Lohit Hindi" fo:font-family="'Lohit Hindi'" style:font-family-generic="roman" style:font-pitch="variable" fo:font-size="27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.5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nspiration_7e_LT_7e_Hintergrund" style:display-name="Inspira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4b99cd" officeooo:paragraph-rsid="004b99cd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4f91b5" style:font-size-asian="10pt" style:font-size-complex="10pt"/>
    </style:style>
    <style:style style:name="MT3" style:family="text">
      <style:text-properties fo:font-size="10pt" officeooo:rsid="004ccb7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resentation </text:span><text:span text:style-name="MT2">n</text:span><text:span text:style-name="MT1">otes </text:span><text:span text:style-name="MT3">for WFCS 2025</text:span><text:tab/><text:tab/><text:span text:style-name="MT1">Levente Mészáro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1:55:43.376519747</meta:creation-date>
    <meta:generator>LibreOffice/24.2.7.2$Linux_X86_64 LibreOffice_project/420$Build-2</meta:generator>
    <dc:date>2025-06-04T11:37:43.011743787</dc:date>
    <meta:editing-duration>P2DT7H54M15S</meta:editing-duration>
    <meta:editing-cycles>384</meta:editing-cycles>
    <meta:print-date>2025-06-04T10:54:28.610205802</meta:print-date>
    <meta:document-statistic meta:table-count="0" meta:image-count="0" meta:object-count="0" meta:page-count="9" meta:paragraph-count="234" meta:word-count="2306" meta:character-count="14732" meta:non-whitespace-character-count="12876"/>
  </office:meta>
</office:document-meta>
</file>